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2.122cm"/>
          <style:tab-stop style:position="2.554cm"/>
          <style:tab-stop style:position="3.886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4.935cm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6.357cm"/>
        </style:tab-stops>
      </style:paragraph-properties>
    </style:style>
    <style:style style:name="P7" style:family="paragraph" style:parent-style-name="Heading_20_1" style:master-page-name="MP0">
      <style:paragraph-properties style:page-number="auto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0f405d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officeooo:rsid="000f40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6">G</text:span><text:bookmark-start text:name="bookmark0"/>ALENI DE TREMORE, PALPITATIONE,<text:line-break/>CONVOLSIONE ET RIGORE LIBER.<text:bookmark-end text:name="bookmark0"/></text:h>
      <text:h text:style-name="Heading_20_2" text:outline-level="2">Cap. I. </text:h>
      <text:p text:style-name="P8">Quandoquidem Praxagoras Nicarclri filius,<text:line-break/>cum in aliis medicinae partibus praestantissimus tum lu na-<text:line-break/>turalibus speculationibus peritissimus, non recte mihi vide-<text:line-break/>tur de pulsu, palpitatione, convulsione et tremore sentire;<text:line-break/>ut qui omnia arteriarum esse assectus , differre autem inter<text:line-break/>se maguitudine existimet; idcirco de omnibus ipsis com-<text:line-break/>munitur hoc libro a me tractandum esse putari , non ut Pra-<text:line-break/>xagoram lu iis, lu quibus errorem admittit fallitmque,</text:p>
      <text:p text:style-name="P2">redarguam, (id enim Herophilus ejus discipulus abunde facti-<text:line-break/>tavitj fed ut iis quae recte ille scripsit, ea quae desunt, ad-<text:line-break/>jiciam. De pulsu igitur, quid tandem sitiet quomodo fieri<text:line-break/>soleat, in opere de pulsibus demonstratum est, et nunc tan-<text:line-break/>tum dicetur, quantum ad praesentem disputationem utile<text:line-break/>este videbitur ; de aliis autem hoc commentario <text:span text:style-name="Default_20_Paragraph_20_Font"><text:span text:style-name="T1">sum</text:span></text:span> tracta-<text:line-break/>turus , inde sumptu initio.</text:p>
      <text:h text:style-name="Heading_20_2" text:outline-level="2">Cap. II. </text:h>
      <text:p text:style-name="P8">Motus scusibiles in animantium corporibus,<text:line-break/>quum sana sunt, genere duplices apparent; ex impetu sane,<text:line-break/>aut arbitrio seu voluntate , aut quomodocunque nominare<text:line-break/>velint nominum quidem periti, rerum autem scientiam ne-<text:line-break/>gligentes; qui nervis. musculisque fiunt; atque has mediet<text:line-break/>voluntarias actiones appellare solent; alii vero motus in ani-<text:line-break/>mantium corporibus existunt, tum in arteriis, tum corde,<text:line-break/>quos vitales nuncupant, (imo et aliud quoddam tertium mo-<text:line-break/>tuum genus in venis habetur, . quod sensibus <text:span text:style-name="Default_20_Paragraph_20_Font"><text:span text:style-name="T2">n</text:span></text:span>on percipitur)<text:line-break/>de quibus in praescntia dicere opus .non habeo; verum. qui<text:line-break/>musculis et nervis perficitur , per quem. et manus et crura</text:p>
      <text:p text:style-name="P3">movemus, in tremoribus, convulsionibus, rigoribus morbi-<text:line-break/>dis , interdum et in palpitationibus apparet. omnes etenim<text:line-break/>ejusmodi assectus depravati motus sunt organorum eorun-<text:line-break/>dem, quibus arbitrarii sanorum motus obeuntur.</text:p>
      <text:h text:style-name="Heading_20_2" text:outline-level="2">- Cap. HI.</text:h>
      <text:p text:style-name="P8">Tremor itaque facultatis corpus vehentis<text:line-break/>moventisque infirmitate oboritur. Non enim ex fe ipsis<text:line-break/>fcilicet animantium partes, tam graves quum sint deorsum-<text:line-break/>, que ferri natae, in omnem locum motum .habent; verum<text:line-break/>facultas , quae per nervos musculis a principio transmitti-<text:line-break/>tur, tanquam vehiculum quoddam et ala motus ipsis est;<text:line-break/>quam quum prorsus perdiderint (perdunt autem re<text:span text:style-name="Default_20_Paragraph_20_Font"><text:span text:style-name="T2">s</text:span></text:span>olutae]<text:line-break/>deorsum feruntur, et axis cui penuae defluxerint instar.,<text:line-break/>concidunt; unde nullus ita affectis <text:span text:style-name="Default_20_Paragraph_20_Font"><text:span text:style-name="T2">partibu</text:span></text:span>s motus relinqui-<text:line-break/>tur.- -..Sin autem facultas quidem reliqua suerit, fed pauca<text:line-break/>et imbecillis, ut neque corporis partes fatis attollat vehat--<text:line-break/>que, aut tanquam grave pondus aliquod ferre nequeat ruo-<text:line-break/>cesse est partem ita dispositam , in tremore conspici; siqui--</text:p>
      <text:p text:style-name="P3">dem motus, qui ab imbecillibus supra vires et violenti et ad<text:line-break/>necessitatem fiunt ; tremuli existunt. Puto te saepevidisse<text:line-break/>aliquem , qui gravi pondere sublato incedere violenter<text:line-break/>conaretur, quam cruribus intremiscat ; quin etiam si mani-<text:line-break/>bus praeter vires grave aliquid portare aggrediatur, manus<text:line-break/>habebit tremulas.- . Pari mod<text:span text:style-name="Default_20_Paragraph_20_Font"><text:span text:style-name="T2">o</text:span></text:span> homo quum timet oxpavesrit-<text:line-break/>que aliquis, sive manibus quid face<text:span text:style-name="Default_20_Paragraph_20_Font"><text:span text:style-name="T2">r</text:span></text:span>e, sive i<text:span text:style-name="Default_20_Paragraph_20_Font"><text:span text:style-name="T2">n</text:span></text:span>cedere volet,<text:line-break/>manus quidem , si sus functionem obire aliquam audeat , tre-<text:line-break/>mulas: tremula vero crura, si conetur incedere, habebit.<text:line-break/>Minuit enim et timor nibllommus caeteris virium robur;<text:line-break/>quae ubi semel collapsae fuerint et debilitatae , quiduis etiam<text:line-break/>multo levissimum grave redditur; quapropte<text:span text:style-name="Default_20_Paragraph_20_Font"><text:span text:style-name="T2">r</text:span></text:span> et corpus<text:line-break/>animantis , quod prius erat leve , oneris modo ipsas aggra-<text:line-break/>vati Ac senes simili modo ex imbecillitate ut plurimum<text:line-break/>tremuli sunt. Praeterea, quibus ex morbo corporis robur<text:line-break/>laboravit, nec iis quoque citra tremores motus fiunt. Nam<text:line-break/>in omnibus sic se habentibus facultas partes movens atrus-<text:line-break/>lensque, nunc debilitata^ id quod prius attollere solebat,</text:p>
      <text:p text:style-name="P4">amplius n<text:span text:style-name="Default_20_Paragraph_20_Font"><text:span text:style-name="T2">o</text:span></text:span>n potest, tanquam in m<text:span text:style-name="Default_20_Paragraph_20_Font"><text:span text:style-name="T2">o</text:span></text:span>tu vacillans. Sivero.<text:line-break/>universimr naturae robur. remiserit, tum corp<text:span text:style-name="Default_20_Paragraph_20_Font"><text:span text:style-name="T2">o</text:span></text:span>ra, facultate<text:line-break/>attollente destituta, fuo pondere deorfumferuntur , ac illic.<text:line-break/>remanent quemadm<text:span text:style-name="Default_20_Paragraph_20_Font"><text:span text:style-name="T2">o</text:span></text:span>dum in parulyfibus, si universum faeni-.<text:line-break/>talem robur omnin<text:span text:style-name="Default_20_Paragraph_20_Font"><text:span text:style-name="T2">o</text:span></text:span> destituerit; quantum autem ipsius reli-<text:line-break/>quum est, id rursus vehere corpus conatur; verum neque<text:line-break/>nunc quantum vult, prae imbecillitate potest; .sed modice<text:line-break/>quidem elevat, magis autem desinit, imperfectum mutilum-<text:line-break/>que hic quoque motum relinquens. Rursus igitur corpori-<text:line-break/>bus de<text:span text:style-name="Default_20_Paragraph_20_Font"><text:span text:style-name="T2">o</text:span></text:span>rsum ferri concedit, quod quum continue fiat, et<text:line-break/>deorsum tendens latio sursum vergentem excipiat., rursus-<text:line-break/>que subiungatur sursum tendens , duplex sane et compositus<text:line-break/>totus fit m<text:span text:style-name="Default_20_Paragraph_20_Font"><text:span text:style-name="T2">o</text:span></text:span>tus , partibus loca semper per alces mutantibus.<text:line-break/>Nomen autem affectui est trem<text:span text:style-name="Default_20_Paragraph_20_Font"><text:span text:style-name="T2">o</text:span></text:span>r, quo corpora de<text:span text:style-name="Default_20_Paragraph_20_Font"><text:span text:style-name="T2">o</text:span></text:span>rsum pon-<text:line-break/>dere su<text:span text:style-name="Default_20_Paragraph_20_Font"><text:span text:style-name="T2">o</text:span></text:span> vergunt, .rursus autem in altum a facultate attol-<text:line-break/>luntur<text:span text:style-name="Default_20_Paragraph_20_Font"><text:span text:style-name="T2">c.</text:span></text:span></text:p>
      <text:h text:style-name="Heading_20_2" text:outline-level="2">Cap. TU </text:h>
      <text:p text:style-name="P8">Sed et palpitatio , f<text:span text:style-name="Default_20_Paragraph_20_Font"><text:span text:style-name="T2">o</text:span></text:span>rftm dicet aliquis, .si-<text:line-break/>militet atque tremor, motus est inuoluntarius ac inritus</text:p>
      <text:p text:style-name="P3">partium, quae quum palpitant, attolluntur et deorsum agun-<text:line-break/>tur. Quomodo igitur tremor a palpitatione differret ? Hac-<text:line-break/>tenus sime nihil inter fe discrepare ridentur ; verumtamen<text:line-break/>discrimen intercedit; neque enim locum affectum eundem<text:line-break/>esse trementibus. et palpitantibus, neque causam, neque<text:line-break/>symptoma dico. Quippe nemo , qui artus movere non in-<text:line-break/>stituerit, tremet; palpitantes autem partes, etiamsi inquie-<text:line-break/>te suerunt, etiamsi nullum ipsis motum luduxeris, palpitant.<text:line-break/>Decipiuntur. hic quoque multi, dum capita tremula conspi-<text:line-break/>ciunt, ac manum immobilem et crus, ut visum fuerit, ex-<text:line-break/>tenfum habentibus nonnullis , deinde nihilominus trementi-<text:line-break/>bus. Quos hanc <text:span text:style-name="Default_20_Paragraph_20_Font"><text:span text:style-name="T2">s</text:span></text:span>ententiam docere convenit, quae non a<text:line-break/>me nu<text:span text:style-name="Default_20_Paragraph_20_Font"><text:span text:style-name="T2">n</text:span></text:span>c primum dicitur, fed etiam a multis veterum, non<text:line-break/>quae moveri ridentur, ea moveri sula pro<text:span text:style-name="Default_20_Paragraph_20_Font"><text:span text:style-name="T2">n</text:span></text:span>unciantibus.<text:line-break/>Multa siquidem citra motum esse ridentur , u<text:span text:style-name="Default_20_Paragraph_20_Font"><text:span text:style-name="T2">n</text:span></text:span>um eundem-<text:line-break/>que locum obtinentia, nihilo autem minus moventur. Si-<text:line-break/>quidem aves non modo quum sursum et deorsum feruntur,<text:line-break/>sed otium .si locum unum in aere occupent, in motu tuno<text:line-break/>quoque esse <text:span text:style-name="Default_20_Paragraph_20_Font"><text:span text:style-name="T2">censent. </text:span></text:span>Nam si lu eo loco mortuum axis cor-</text:p>
      <text:p text:style-name="P3">pus situm fuerit <text:span text:style-name="Default_20_Paragraph_20_Font"><text:span text:style-name="T3">, </text:span></text:span>facile ad terram decidet, pondere suo i<text:span text:style-name="Default_20_Paragraph_20_Font"><text:span text:style-name="T2">n-<text:line-break/></text:span></text:span>estuans. Unde constat et corpus quod in eodem manebat<text:line-break/>loco, motus cujusdam auxilio lu sublimi constitisse, tanto<text:line-break/>utique motu, quantum haberet; si finio pondere deorsum<text:line-break/>ferretur. Quare quam immobilitatem esse putas , motus est<text:line-break/>compositus, ex duobus quibusdam constans , qui corpus lu<text:line-break/>contraria loca possunt.abducere ; quorum si alterum furium<text:line-break/>vergentem tollas, reliquum ridebis facile corpus in l<text:span text:style-name="Default_20_Paragraph_20_Font"><text:span text:style-name="T2">o</text:span></text:span>cum<text:line-break/>inseriorem deducere. Hoc igitur et Hippocrates his verbis<text:line-break/>d<text:span text:style-name="Default_20_Paragraph_20_Font"><text:span text:style-name="T2">o</text:span></text:span>cet: <text:span text:style-name="Default_20_Paragraph_20_Font"><text:span text:style-name="T2">stare, ulceribus min</text:span></text:span>i<text:span text:style-name="Default_20_Paragraph_20_Font"><text:span text:style-name="T2">me c</text:span></text:span>o<text:span text:style-name="Default_20_Paragraph_20_Font"><text:span text:style-name="T2">nducit. </text:span></text:span>Et alibi: <text:span text:style-name="Default_20_Paragraph_20_Font"><text:span text:style-name="T2">si .<text:line-break/>in crure ulcus habeat, neque sedere, neque obambulare,<text:line-break/>sed quiescere et</text:span></text:span> o<text:span text:style-name="Default_20_Paragraph_20_Font"><text:span text:style-name="T2">ti</text:span></text:span>o <text:span text:style-name="Default_20_Paragraph_20_Font"><text:span text:style-name="T2">vacare c</text:span></text:span>o<text:span text:style-name="Default_20_Paragraph_20_Font"><text:span text:style-name="T2">nfere</text:span></text:span> Nam quietem et<text:line-break/>otium tanquam profutura c<text:span text:style-name="Default_20_Paragraph_20_Font"><text:span text:style-name="T2">o</text:span></text:span>mmendat ; stare autem et sede-<text:line-break/>re minime pr<text:span text:style-name="Default_20_Paragraph_20_Font"><text:span text:style-name="T2">o</text:span></text:span>desse ait; ut quae a c<text:span text:style-name="Default_20_Paragraph_20_Font"><text:span text:style-name="T2">o</text:span></text:span>nquiescendo et <text:span text:style-name="Default_20_Paragraph_20_Font"><text:span text:style-name="T2">o</text:span></text:span>tiando<text:line-break/>sint diversa ; etenim et tunc musculi , qui gestant corpus , et<text:line-break/>a terra attollunt eriguntque, intensi. sunt; idcirc<text:span text:style-name="Default_20_Paragraph_20_Font"><text:span text:style-name="T2">o</text:span></text:span> flere<text:line-break/>nihilo minus, quam obambulare, lassitudinem parit, ut quod<text:line-break/>et ipsum motus existat. Anima igitur, quae corpus et. uro-</text:p>
      <text:p text:style-name="P2">vet et erigit, ablata, statim quod prius rectum erat, in ter-<text:line-break/>ram inclinare videbis ; quo conflet etiam quum rectum erat,<text:line-break/>non fuisse citra motum, sed habuisse aliquid, quod subleva-<text:line-break/>.ret, gestaret attolleretque ipsum. Ego itaque ne decum-<text:line-break/>bentem quidem hominem, si caput sublimius habeat fe pedes<text:line-break/>autem humiliores, citra motum omnino esse dixerim; suilla-<text:line-break/>beretur enim facile ad pedes ex <text:span text:style-name="Default_20_Paragraph_20_Font"><text:span text:style-name="T2">s</text:span></text:span>ublimiori lu declive vergens<text:line-break/>nisi motu contrario huic propeusioui reniteretur. Haec sane<text:line-break/>et Hippocrates asserebat: <text:span text:style-name="Default_20_Paragraph_20_Font"><text:span text:style-name="T2">si vero praecep</text:span></text:span>s <text:span text:style-name="Default_20_Paragraph_20_Font"><text:span text:style-name="T2">agatur, et a<text:line-break/>lecto ad pedes delabatur, gravius periculum minatur.<text:line-break/></text:span></text:span>Nam ad pedes sublabi decumbentem, facultatis extreme im-<text:line-break/>becillis nota est firmissima. . Stare etenim aut sedere aut fur-<text:line-break/>gere non posse, grave quidem, sed minus grave periculum<text:line-break/>timuit; quippe multi aegrotantium adhaec deveniunt dest-<text:line-break/>nuntque , ad extremam nondum iinbeclllitatem prolapsi : at<text:line-break/>decumbere non posse viventis modo; sed lue quoque tan-<text:line-break/>quam mortuum et iirauimatum corpus deorsum ferri , ex-<text:line-break/>tremum malum. Hoc <text:span text:style-name="Default_20_Paragraph_20_Font"><text:span text:style-name="T2">Hi</text:span></text:span>p<text:span text:style-name="Default_20_Paragraph_20_Font"><text:span text:style-name="T2">p</text:span></text:span>o<text:span text:style-name="Default_20_Paragraph_20_Font"><text:span text:style-name="T2">crates</text:span></text:span> in commentario de hu-</text:p>
      <text:p text:style-name="P3">moribus <text:span text:style-name="Default_20_Paragraph_20_Font"><text:span text:style-name="T3">, ἔρῥιψιν </text:span></text:span>i. e<text:span text:style-name="Default_20_Paragraph_20_Font"><text:span text:style-name="T2">. virium prostratione</text:span></text:span>m appellarit ; quod<text:line-break/>interpretes libri non lutelligentes, multa nugati sunt. Nam<text:line-break/>prostratum esse instar corporis inanimati, omni robore pror-<text:line-break/>fus exsoluto et perlito, <text:span text:style-name="Default_20_Paragraph_20_Font"><text:span text:style-name="T3">εῤῥιψιν </text:span></text:span>vocarit; ut non idem sit<text:line-break/>prostratum esse ac decumbere , sed quam habet <text:span text:style-name="Default_20_Paragraph_20_Font"><text:span text:style-name="T2">r</text:span></text:span>ationem de-<text:line-break/>lahi ad decumbere. Ita etiam in avibus aliud est ad terram<text:line-break/>devolare, aliud in terram decidere: etenim illud actio, hoc<text:line-break/>assectus esu Sinnliter igitur his actio quidem decubitus est,<text:line-break/>assectus autem prostitutio. Quorsum igitur haec misti dicun-<text:line-break/>tur? eo nempe, ut isses, qui aut crus aut manum in altum<text:line-break/>sustulerunt, delude ita ut habent, servant, ne immotos esse<text:line-break/>arbitreris, neque fi unum eundemque locum semper quam<text:line-break/>maxime occupent. At si nolis , ita dispositis motum adesse<text:line-break/>concedere, certe actionem ipsis omnino concedes, et hoc<text:line-break/>duplum simplicis actionis robur. Nam in simplicibus unum<text:line-break/>musculorum genus, aut flectentium, aut intendentium ar-<text:line-break/>tus, operatur; quum vero extensos ipsus conservas , utra-</text:p>
      <text:p text:style-name="P3">que musculorum genera- pari robore functionem obeunt.<text:line-break/>Quod fi hujus memineris, vera observans, quae prius lice-<text:line-break/>hantur, verba invenies , <text:span text:style-name="Default_20_Paragraph_20_Font"><text:span text:style-name="T2">nempe</text:span></text:span> , quod ei, qui nullum mo-<text:line-break/>tum aggreditur, tremor non obveniat; est enim impotentis,<text:line-break/>et infirmi motus fymptoma. Unde cuivis constat, corpus;<text:line-break/>cui moveri neutiquam licet, id neque circa motum imbecille<text:line-break/>et impotens fore.</text:p>
      <text:h text:style-name="Heading_20_2" text:outline-level="2">Cap. v- </text:h>
      <text:p text:style-name="P8">Palpitatio autem iis etiam , quae non mo-<text:line-break/>ventur, partibus accidit. Etenim supercilium, palpebrae<text:line-break/>et oculus <text:span text:style-name="Default_20_Paragraph_20_Font"><text:span text:style-name="T2">t</text:span></text:span>aepe citra omnem voluntatem attolluntur. Unde<text:line-break/>et hoc manifeste arbitror magnam habere vim tum ad asse-<text:line-break/>otus naturae cognitionem tum. ad exactam a trementibus<text:line-break/>distinctionem. Nam quae in palpitantibus partibus elevatio-<text:line-break/>nes depressionesque apparent, . distentiones quaedam stant<text:line-break/>corporum , ut quae replentur-, et eorundem fubfidentiae,<text:line-break/>ut quae rurfus inani untur. - Quae vero trementibus acci-<text:line-break/>dmrt, totius membri motus sunt, quod -interdum deorsum<text:line-break/>quidem vergit, rursus autem ad superiora fertur,- fied nullo</text:p>
      <text:p text:style-name="P3">modo dilatatur, neque contrahitur. Eapropter tota sime<text:line-break/>pars tremit, quum aliquid facere aggredimur, nullo eorum,<text:line-break/>quae lu ea habentur, manente immobili; fed <text:span text:style-name="Default_20_Paragraph_20_Font"><text:span text:style-name="T1">simili</text:span></text:span>ter qui-<text:line-break/>demtnusculi, similiter his arteriae , nervi., .venae, ipsaque<text:line-break/>ossa et cutis nunc sursum, nunc deorsum feruntur. Pal-.<text:line-break/>pilant autem non omnia; nervum igitur, aut os, aut cer-<text:line-break/>tilaginem, aut aliud quid hujusmodi nunquam videas pal-<text:line-break/>pitare ; non enim habent ventrem , quo vicissim dilatato et<text:line-break/>contractu, attolli .quidem quum dilatatur, collabi .autem.<text:line-break/>quum contrahitur, partibus liceat. Porro musculorumne<text:line-break/>sit .assectus tantum palpitatio, ut Herophilus opinabatur, an<text:line-break/>etiam cutis, aut arteriarum, ut censebat Praxagoras, id<text:line-break/>rursus considerabimus : siquidem ea speculatio ad lori affecti<text:line-break/>inquisitionem magis pertinet. Nunc autem tantillum repe-<text:line-break/>teutes ad priora digrediemur, nempe quod palpitatio di- ,<text:line-break/>latatio quaedam sit et contractio .praeter naturam, tremor<text:line-break/>autem motus partimn praeter voluntatem , quo sursum. de-<text:line-break/>orsumque vicissim feruntur. At idem non .est .neque diis-</text:p>
      <text:p text:style-name="P3">tari .ac sursum ferri; neque contrahi ac- deorsum vergere.<text:line-break/>Etenim quae sursum etdeorsum feruntur; priori suco: reli-<text:line-break/>cto in alium transeunt; quae dilabantur autem et contra-<text:line-break/>huntur, pristinam. sedem conservantia partim -ambientem<text:line-break/>regionem occupant, partim relinquunt. Quare moveri quia<text:line-break/>dem utrisque commune;. tum quae dilatantur contrahuntur-<text:line-break/>que tum quae sursum et deorsumferuntur, peculiare autum<text:line-break/>his sane minorem locum aut ampliorem occupare, ita ut ve-<text:line-break/>terem n<text:span text:style-name="Default_20_Paragraph_20_Font"><text:span text:style-name="T2">o</text:span></text:span>n deserant, istis autum, semper loca mutare ita<text:line-break/>ut nunquam in eodemmaneant. -opus autem,- opinor; erit<text:line-break/>lue queque distinctione, ut in totum formo verus evadat.<text:line-break/>Nam. saepenumero jam pluribus simul musculis aut uno<text:line-break/>quodam insigni vehementer palpitante, attollitur quidem<text:line-break/>membrum una cum iis quae dilatantur, .concidit autem rur-<text:line-break/>sus cum iis quae contrahuntur. . Hic invitam elevationem<text:line-break/>depressionemque membri tremorem vocare non oportet;<text:line-break/>nam ridebis manifesto musculos palpitantes , a quibus mem-<text:line-break/>brum movetur; ipscque motus -non : -qualis trementibus</text:p>
      <text:p text:style-name="P3">apparet. Nam in iis, qui membrum fotum in motu pro-<text:line-break/>pter musculos palpitantes retinent .p<text:span text:style-name="Default_20_Paragraph_20_Font"><text:span text:style-name="T2">r</text:span></text:span>opriis et sensilibus ex-<text:line-break/>tremis uterque motus circumscribitur; trementium ver<text:span text:style-name="Default_20_Paragraph_20_Font"><text:span text:style-name="T2">o</text:span></text:span> af-<text:line-break/>fectus talis non est, sed altero motu adhuc incipiente; ut<text:line-break/>ita dicam, contrarium ipsi fubjungi deprehendes , ut ad su-<text:line-break/>periura latiofemper deorsmn tundentem excipiat; haec au-<text:line-break/>tem ah illa rursus continue impediatur, ita ut imperfecta<text:line-break/>semper <text:span text:style-name="Default_20_Paragraph_20_Font"><text:span text:style-name="T2">t</text:span></text:span>urium latio , imperfecta quoque deorfum inclinatio<text:line-break/>existat. ...Ae.itae.fane affectuum tibi notae erunt, Itis fym-<text:line-break/>plumulis invicem. differunt. . Reliquum est, ut locum asse-<text:line-break/>ctum et causam efficientem consideremus. Palpitationum<text:line-break/>causam esse pronuncio. [picitum crassam et vapornsmn, cui<text:line-break/>non sit transitus. Hunc autem colligi oportere dico in ca-<text:line-break/>vitate quadam non admodum exigua, si pars dissentionem<text:line-break/>sensibilem habitura fit. Atque totum quidem negotium sum-<text:line-break/>malim explicatum esu Caeterum oportet , ut cum tu sub-<text:line-break/>stantiam illam esse spiritualem demonstras,. caulae addas,<text:line-break/>ob. motus , generationis ac solutionis celeritatem. Quid</text:p>
      <text:p text:style-name="P3">enim tam facile vel congregare vel inaniri potest aliud,<text:line-break/>quam fpiritus? Etenim quae hominem constituunt, ut Hip-<text:line-break/>pocrates nos docebat, sunt solida, humida et spiritus.<text:line-break/>Meminit autem ipsarum his verbis , <text:span text:style-name="Default_20_Paragraph_20_Font"><text:span text:style-name="T2">Continentia</text:span></text:span> dicens, <text:span text:style-name="Default_20_Paragraph_20_Font"><text:span text:style-name="T2">c</text:span></text:span>o<text:span text:style-name="Default_20_Paragraph_20_Font"><text:span text:style-name="T2">n--<text:line-break/>tenta, et impetu ruentia. </text:span></text:span>C<text:span text:style-name="Default_20_Paragraph_20_Font"><text:span text:style-name="T2">o</text:span></text:span>ntinentia quidem solida nun-<text:line-break/>cupans, ut quae comprehendant tegautque humida: con-<text:line-break/>tenta autem , humores , ut qui a <text:span text:style-name="Default_20_Paragraph_20_Font"><text:span text:style-name="T2">s</text:span></text:span>olidis comprehendantur :<text:line-break/>quae impetu feruntur, fpiritus, si quidem in omnem cor-<text:line-break/>poris partem momento temporis et facile et citra impedi-<text:line-break/>mentum perveniunt. Citam igitu r vacuationem , aut reple-<text:line-break/>lienem, aut distentionem , aut contractionem, aut depressio-<text:line-break/>nem, aut elationem, aut alium quendam motum, nullum<text:line-break/>ex omnibus praeter fpiritum effecerit. Quare et palpitatio-<text:line-break/>num causa substantia quidem spiritus, qualitas autem<text:line-break/>substantiae huniditas est et crassities, ut paulo ante dice-<text:line-break/>hamus, quum crassem eum vaporosnmque nominavimus.<text:line-break/>Si enim aethereas fuerit tenuis et purus, citra impedimentum<text:line-break/>transiens , neque replebit unquam , neque vaeuabit partes :<text:line-break/>crassior autem , quam meatus corporum exigant , in quibu<text:span text:style-name="Default_20_Paragraph_20_Font"><text:span text:style-name="T2">s</text:span></text:span></text:p>
      <text:p text:style-name="P3">coliigitur, reclusus intus, si quidem cavitatem corpus obti-<text:line-break/>net, hanc replens, et excitat et distendit regionem circum-<text:line-break/>fluam; sin minus, inter duo coliectus corpora, ah uno ad<text:line-break/>alterum transit, ascititium sibi linum efficiens. Hic sane<text:line-break/>modus secundus dictas etiam in cute crebro palpitationes<text:line-break/>excitat; non cute ipsa cavitatem quandam in se sortita, sed<text:line-break/>in spatio, quod cutem et corpora sublecta intercedit, spin-<text:line-break/>tus tunc colligitur. Prior autem dictus modus in musculis<text:line-break/>potissimum accidit, in his enim cavitates et multae <text:span text:style-name="Default_20_Paragraph_20_Font"><text:span text:style-name="T2">s</text:span></text:span>unt<text:line-break/>et exiguae. Praxagoras autem pul<text:span text:style-name="Default_20_Paragraph_20_Font"><text:span text:style-name="T2">s</text:span></text:span>um arteriis attribuit, sic-<text:line-break/>ut nimirum et palpitationem, tremorem et convulsionem<text:line-break/>arteriarum assectus esse dicit: ac pul<text:span text:style-name="Default_20_Paragraph_20_Font"><text:span text:style-name="T2">s</text:span></text:span>um sime in naturali<text:line-break/>statu, palpitationem vero, tremorem et convulsionem ma-<text:line-break/>guitudine invicem differre, <text:span text:style-name="Default_20_Paragraph_20_Font"><text:span text:style-name="T2">s</text:span></text:span>ed motus este l <text:span text:style-name="Default_20_Paragraph_20_Font"><text:span text:style-name="T2">t</text:span></text:span>aeter naturam.<text:line-break/>Quod autem non recte <text:span text:style-name="Default_20_Paragraph_20_Font"><text:span text:style-name="T2">s</text:span></text:span>en<text:span text:style-name="Default_20_Paragraph_20_Font"><text:span text:style-name="T2">s</text:span></text:span>erit, solis arteris palpitationem<text:line-break/>attribuens, haud difficile est deprehendere; nam manifest<text:span text:style-name="Default_20_Paragraph_20_Font"><text:span text:style-name="T2">o<text:line-break/></text:span></text:span>videre e<text:span text:style-name="T6">st </text:span>frequenter et cutem palpitantem et musculos,</text:p>
      <text:p text:style-name="P3">cum nulla in eo loco sit arteria: vel si esse quandam contin-<text:line-break/>gat, ea sit admodum exigua, unde liceat manisesto alicui<text:line-break/>cognoscere , tantam distensionem non ex arteriae magnitudo-<text:line-break/>ne proficisci. Porr<text:span text:style-name="Default_20_Paragraph_20_Font"><text:span text:style-name="T2">o</text:span></text:span> num recte nonnulli musculosis corpo-<text:line-break/>ribus <text:span text:style-name="Default_20_Paragraph_20_Font"><text:span text:style-name="T2">s</text:span></text:span>olis paIpitationem attribuant, id mihi multo dignius<text:line-break/>consideratione videtur. Ego etenim esiam plane existimo,<text:line-break/>arteriam manisest<text:span text:style-name="Default_20_Paragraph_20_Font"><text:span text:style-name="T2">o</text:span></text:span> non modo palpitans, <text:span text:style-name="Default_20_Paragraph_20_Font"><text:span text:style-name="T2">s</text:span></text:span>ed esiam convul-<text:line-break/>sorium quid saepe repraesentantem inveniri , quemadmodum<text:line-break/>et alii pulsuum perili fatentur. Verum de hoc disputatio<text:line-break/>prolixior est, et in libris de pulsibus comprehensa. Jam<text:line-break/>plerisque hominum non rar<text:span text:style-name="Default_20_Paragraph_20_Font"><text:span text:style-name="T2">o</text:span></text:span> palpitationes in sola cute evi-<text:line-break/>denter fieri apparent, cum vap<text:span text:style-name="Default_20_Paragraph_20_Font"><text:span text:style-name="T2">o</text:span></text:span>rosus spiritos in aliqua ipsius<text:line-break/>parte generatus retinetur, et in transitu moratur: ita etiam,<text:line-break/>si in musculis aut alio quodam corpore spiritus flatulentus<text:line-break/>redundaverit, in ilia palpitationem excitat. Quoniam vero<text:line-break/>spiritus crass<text:span text:style-name="Default_20_Paragraph_20_Font"><text:span text:style-name="T2">a</text:span></text:span>s , nebulosus, aut caliginosus, aut flatulentus,<text:line-break/>aut quomodocumque n<text:span text:style-name="Default_20_Paragraph_20_Font"><text:span text:style-name="T2">o</text:span></text:span>minare velis, palpitationis causa est,<text:line-break/>ideo et aetates Rigidiores palpitationi obnoxiae sunt , natura</text:p>
      <text:p text:style-name="P3">corporis fulgidior, reglones frigidae, anus tempus hibernum,<text:line-break/>Vita otiosa in repletione et ebrietate , cibi frigidi et flatulenta<text:line-break/>et ut <text:span text:style-name="Default_20_Paragraph_20_Font"><text:span text:style-name="T2">s</text:span></text:span>emel dicam, omnia quae corpus refrigerant. Quae<text:line-break/>vero his contraria sunt, palpitationes statim toliunt. Nam<text:line-break/>calefacientia <text:span text:style-name="Default_20_Paragraph_20_Font"><text:span text:style-name="T2">s</text:span></text:span>piritum attenuant et corpora reddunt rara<text:line-break/>moliiaque; refrigerantia autem den<text:span text:style-name="Default_20_Paragraph_20_Font"><text:span text:style-name="T2">s</text:span></text:span>ant quidem et contra-<text:line-break/>fiunt, et corporum meatus cogunt connivere; incrustant au-<text:line-break/>tem eoarctantque et turbidum reddunt spiritum; facile<text:line-break/>igitur retinetur, a perfpiratu impeditas tum sua ipsius cras-<text:line-break/>sitio , tum corporum ipsum continentium densitate. Calida<text:line-break/>rursus. contrari<text:span text:style-name="Default_20_Paragraph_20_Font"><text:span text:style-name="T2">o</text:span></text:span> refrigerantibus modo dum fundunt, laxasti<text:line-break/>aperiunt corporum meatus, ipsumque spiritum attenuans<text:line-break/>et ad motam facile incitant , faciles ita transitus ipsi efficiunt<text:line-break/>Quapropter esiam veteres medici palpitationum remedia ad^<text:line-break/>invenere, quae extenuare et calefacere possunt; cuiusmodi<text:line-break/>sunt., quae constant euphorbio, pyrethro, limuesia, fid^<text:line-break/>phure et pipere, aliaque id genus composita medicamenta ;</text:p>
      <text:p text:style-name="P3">item luter aquas , - quae e terra prosiliunt calidae, atque ex<text:line-break/>his. potissimum nitrosae , sulphuratae et bitumiuosae , eas-<text:line-break/>que commendanti Utuntur autem et marina aqua, cale-<text:line-break/>facientes ipsam, et muria, si marina desit. Tum potui .ex-<text:line-break/>bibent medicamenta calida, praesertim ex castorio consecta.<text:line-break/>Hoc sane etiam extrinsecus impositum , non m<text:span text:style-name="Default_20_Paragraph_20_Font"><text:span text:style-name="T2">o</text:span></text:span>do epotum,<text:line-break/>generosum est medicamentum, ut quod calefacere simul et<text:line-break/>extenuare siccareque abunde possit. Palpitationis sane om-<text:line-break/>riis ex frigido generati<text:span text:style-name="Default_20_Paragraph_20_Font"><text:span text:style-name="T2">o</text:span></text:span> est ; tremoris autem neque una oc-<text:line-break/>cafiot neque causa <text:span text:style-name="Default_20_Paragraph_20_Font"><text:span text:style-name="T2">semper</text:span></text:span> frigida est; verum affectio quidem,<text:line-break/>facultatis corpus moventis est imbecillitas; causae autem,<text:line-break/>quae huc corpus perducere potest, non una species est; fed<text:line-break/>yel alimenti inopia , quemadmodum in cholera, valido alui<text:line-break/>profluvio , largo sanguinis fluore, aut magno jejunio ; vel<text:line-break/>vitali robore folutu , quemadmodum in stomachicis et car-<text:line-break/>diacis exolutionrbus ; ver violento et valido frigore occu-<text:line-break/>paule, aut plenitudine ipsa ponderis modo degravante, im-<text:line-break/>becilla ad motus efficitur. Unde neque uria remediorum</text:p>
      <text:p text:style-name="P3">species trementibus, quemadmodumpalpitantibus, <text:span text:style-name="Default_20_Paragraph_20_Font"><text:span text:style-name="T2">adhiberi<text:line-break/>p</text:span></text:span>o<text:span text:style-name="Default_20_Paragraph_20_Font"><text:span text:style-name="T2">test. </text:span></text:span>Verum si a perfrictione tremorem experiantur, ca-<text:line-break/>litium ipsis praesidio est. Nam qui per hiemem iter faciem-<text:line-break/>tus, deinde valido frigore correpti, semimortui et tremuli<text:line-break/>domum -revertuntur, sacillime ab affectu liberati sunt caloris<text:line-break/>beneficio. Similiter his medemur et illis , qui per refrige-<text:line-break/>cantes febrium insultus et rigent et tremunt. At si dis-<text:line-break/>ctrssi fiunt tremuli, ut in deliquiis cardiacis et stomachicis,<text:line-break/>calefacere hos extremum malum est; quippe contrarium lu<text:line-break/>tris convenit, nempe cutem densare, quae refrigerant; ad-<text:line-break/>stringunt coarctantque meatus, adhibentes, non quae cale-<text:line-break/>saciuirt, laxant et adaperiunt. Quod si penuria alimenti,<text:line-break/>ut in- longis jejuniis aut immoderatis vacuati orribus, tre-<text:line-break/>-mores oboriantur, hoc ne verbis quidem indiget; cuivis<text:line-break/>enim constat, alimentum nos desiderare. Qui autem viribus<text:line-break/>humorum copia gravatis tremunt , his vacuationes remedio<text:line-break/>sunt; quemadmodum et Hippocrates alicubi docet his ver-<text:line-break/>bis : <text:span text:style-name="Default_20_Paragraph_20_Font"><text:span text:style-name="T2">Hst</text:span></text:span>y<text:span text:style-name="Default_20_Paragraph_20_Font"><text:span text:style-name="T2">margei ancillae , cui neque sanguis finxerat,</text:span></text:span></text:p>
      <text:p text:style-name="P3"><text:span text:style-name="Default_20_Paragraph_20_Font"><text:span text:style-name="T2">postquam filia</text:span></text:span>m <text:span text:style-name="Default_20_Paragraph_20_Font"><text:span text:style-name="T2">peperisset, </text:span></text:span>o<text:span text:style-name="Default_20_Paragraph_20_Font"><text:span text:style-name="T2">s autem vulvae aversu</text:span></text:span>m <text:span text:style-name="Default_20_Paragraph_20_Font"><text:span text:style-name="T2">erat,<text:line-break/>ac d</text:span></text:span>o<text:span text:style-name="Default_20_Paragraph_20_Font"><text:span text:style-name="T2">lor in coxam et erus pertingebat., ex talo sangui</text:span></text:span>s<text:line-break/><text:span text:style-name="Default_20_Paragraph_20_Font"><text:span text:style-name="T2">detractus profuit; etsi tremores totum corpus</text:span></text:span> o<text:span text:style-name="Default_20_Paragraph_20_Font"><text:span text:style-name="T2">ccuparent.<text:line-break/></text:span></text:span>Sed ad occasionem veniendum et occcasionis fomitem. Mu-<text:line-break/>Ilaris niennnit, quae a partu ea puerperii purgatione, quae<text:line-break/>fecundae vocantur, non purgata, deinde fremore correpta<text:line-break/>est. Hanc, inquit, sanari sanguinee malleolo detracto,<text:line-break/>etsi tremores totum corpus occupabunt. Quid ergo aliud luo .<text:line-break/>subindicat, quam quod estus sanguinem non misisset? Eri..<text:line-break/>gidus enim affectus tremor esse creditur, sanguis vero cali-<text:line-break/>dus. - Noni igitur ausus fuisset aliquis sanguinem vacuare in<text:line-break/>affectu, qui calefieri deside<text:span text:style-name="Default_20_Paragraph_20_Font"><text:span text:style-name="T2">r</text:span></text:span>at. Ego tamen, inquit, ausus<text:line-break/>sum; et rationem docet. Sed ad causant veniendum est et<text:line-break/>ad caulae fomitem. - ld quod infestabat, inquit, et infestam-<text:line-break/>tis causam noveram. Quod igitur infestabat, sanguinis co-<text:line-break/>pia erat; causa ipsius, vulvae ad coxas hrclinatio, propter<text:line-break/>quam mulier purgata non erat <text:span text:style-name="Default_20_Paragraph_20_Font"><text:span text:style-name="T2">S</text:span></text:span>anguis igitur, quem va-<text:line-break/>enatum esse oportebat, non evacuatus, sed in corpore ober-</text:p>
      <text:p text:style-name="P3">rans., naturae p<text:span text:style-name="Default_20_Paragraph_20_Font"><text:span text:style-name="T2">o</text:span></text:span>ndus erat. Unde tremoris causam intelli-<text:line-break/>gens, sanguinis copiam, fomitem vero causae uteri affectum;<text:line-break/>deinde copia quidem vastationem indicante, parte autem<text:line-break/>affecta locum per quem vacuare conveniebat, ambo haec<text:line-break/>coniungens, sanguinis detractionem ex malleolo molitus est;<text:line-break/>sanguinis quidem detractionem; quoniam sanguinem vacuare<text:line-break/>volebat; e malleolo autem , quia uterus affligebatur. Quod<text:line-break/>igitur. sanguine abundante venam incidere oportet, cuique<text:line-break/>arbitror manisestum, siquidem in venis ille continetur. Quod<text:line-break/>autem utero affecto , circa malleolum aut in poplite secare-<text:line-break/>con venit, nisi prius venarum communiones ex anatome di-<text:line-break/>diceris, haud poteris id, quod dico, assequi. Alia enim<text:line-break/>alii corporis parti vena communicat, op<text:span text:style-name="Default_20_Paragraph_20_Font"><text:span text:style-name="T2">o</text:span></text:span>rtetque vacuatis-<text:line-break/>nes semper ex communibus moliri; nam si venas niltil parti<text:line-break/>affectae communicantes incideris, neque affectae medebaris,<text:line-break/>et simam semper offendes. Necessarium igitur semper vide-<text:line-break/>tur, eum qui recte medebitur, causam ex qua affectus<text:line-break/>oritur cognoscere. Verum de tremoris causa haec sussiciun t.</text:p>
      <text:p text:style-name="P2"><text:span text:style-name="Default_20_Paragraph_20_Font"><text:span text:style-name="T4">L</text:span></text:span><text:span text:style-name="Default_20_Paragraph_20_Font"><text:span text:style-name="T2">o</text:span></text:span>cus autem affectus in tremoribus unus necessario nullus<text:line-break/>- est ; atque hoc loco carpendi mihi veniunt Praxag<text:span text:style-name="Default_20_Paragraph_20_Font"><text:span text:style-name="T2">o</text:span></text:span>ras et</text:p>
      <text:p text:style-name="P1">Herophllus; ille, quod arteriarum affectum tremorem dixe-<text:line-break/>rit; Herophllus; quod tremorem lu nervoso ipsi, genere.<text:line-break/>semper constitui oste<text:span text:style-name="Default_20_Paragraph_20_Font"><text:span text:style-name="T2">n</text:span></text:span>dere contendat. Praxagoras igitur<text:line-break/>longe a vero abest; Herophllus autem deceptus ast; dum fa-<text:line-break/>cultatis affectum instrumentis attribuit. Quod etenim ner- -<text:line-break/>vo<text:span text:style-name="Default_20_Paragraph_20_Font"><text:span text:style-name="T2">t</text:span></text:span>um genus, non arteriofum, motibus voluntariis serviret,<text:line-break/>recte intelligebat; quoniam autem <text:span text:style-name="Default_20_Paragraph_20_Font"><text:span text:style-name="T2">n</text:span></text:span>on idem nervorum cor-<text:line-break/>pus motus caula existit , fed hoc quidem organum ; cau<text:span text:style-name="Default_20_Paragraph_20_Font"><text:span text:style-name="T2">t</text:span></text:span>a<text:line-break/>autem movens, facultas est, quae per nervos dispensatur:<text:line-break/>lue reprehendendus venit, qui facultatem et organum. non<text:line-break/>distinxerit. Si enim distinxisset, statim utique opus lae<text:span text:style-name="Default_20_Paragraph_20_Font"><text:span text:style-name="T2">t</text:span></text:span>um<text:line-break/>iri, non instrumentorum modo.,. sed etiam facultatum affectu<text:line-break/>deprehendisset. lu mortuis igitur neque nervi , neque mu-<text:line-break/>fculi affectus ullos experti sunt, quos pati ipsius et Heroplu-<text:line-break/>lus et Praxagoras arbitrantur; deseruit autem eos omnis<text:line-break/>motus protinus una cum anima; at hujus instrumenta mu-</text:p>
      <text:p text:style-name="P2">surdi sunt et nervi. .Non igitur musculi est neque nervi<text:line-break/>movere , sed animae. <text:span text:style-name="Default_20_Paragraph_20_Font"><text:span text:style-name="T2">N</text:span></text:span>eque enim tibiarum opus est tihi-<text:line-break/>ciuium , neque citharae citharista ; sed tibicinium opus<text:line-break/>quidem est tibicinis, per instrumenta tibiarum; citharista<text:line-break/>vero, musici; instrumentum autem cithara. Depravabitur<text:line-break/>autem et tibiae et citharae sonus plerumque propter <text:span text:style-name="Default_20_Paragraph_20_Font"><text:span text:style-name="T2">o</text:span></text:span>pe-<text:line-break/>rum artifices; interdum autem propter instrumentorum,<text:line-break/>quibus utuntur, laesionem; ita et motus in animante arbi-<text:line-break/>transi opifex quidem artisexque facultas est, quae animal<text:line-break/>gubernati instrumenta autem nervi et musculi. Itaque<text:line-break/>non moveri et prave moveri . aut ob instrumentorum^ af-<text:line-break/>fectum, aut facultatem sus instrumentis utentem accidet:<text:line-break/>Palpitationes igitur, convulsiones et paralyfes instrumen-<text:line-break/>torum laesiones fiunt, tremores autem facultatis imbecillae<text:line-break/>affectus.</text:p>
      <text:h text:style-name="Heading_20_2" text:outline-level="2">Cap, VI. </text:h>
      <text:p text:style-name="P8">Ac tremor sane a palpitatione manifeste<text:line-break/>dlllinctus est; a rigore autem tremorem hoc paeto distinguas<text:line-break/>licet. Prius autem considerandum venit, quid fit rigor.</text:p>
      <text:p text:style-name="P3">etenim et hoc ex iis , quae admodum sunt cognita , esse pu-<text:line-break/>fatur; nihilo tamen nunus difficile dijudicatu est, non eo.<text:line-break/><text:span text:style-name="Default_20_Paragraph_20_Font"><text:span text:style-name="T2">t</text:span></text:span>olum, quod causam invenire, vel affectionem, quae ex ea<text:line-break/>corpori obvenit, haud proclive .fit; fed ante haec adhuc,<text:line-break/>quod lu ipfa notionis descriptione errare mileo videntur.<text:line-break/>Rigorem enim si ita. absolute perfrictionem dixeris , ut non-<text:line-break/>nulli pronuntiarunt, error manifestus est ; quum multi qui-<text:line-break/>dem vehementer perfrigerentur, non tamen etiam rigeant:<text:line-break/>imo nec si vehementem perfrictionem statuas , ne hoc qui-<text:line-break/>dem verum esu Nam qui stomachice, aut cardiac<text:span text:style-name="Default_20_Paragraph_20_Font"><text:span text:style-name="T2">o</text:span></text:span> laborant,<text:line-break/>vehementer quidem frigent, non autem rigent. Jam per-<text:line-break/>frictionem cum tremore rigorem dicere, lu quam sienten-<text:line-break/>tiam plerique medicorum defcendunt, occasionem habet de-<text:line-break/>ceptionis concussionem corporis ac agitationem , quae vehe-<text:line-break/>mentibus rigoribus conjuncta esu Arguitur autem manifesto,<text:line-break/>quod neque omnibus rigentibus accidat, sed fo lis vehemen-<text:line-break/>ter. rigentibus; neque iis, . quibus accidit, assectus qui ad-<text:line-break/>venit, sit tremor, fed quaedam veluti concussio et agitatio.<text:line-break/>Tremor etenim , ut demonstravimus , nisi partem movere</text:p>
      <text:p text:style-name="P3">velit, non accidet; concussi<text:span text:style-name="Default_20_Paragraph_20_Font"><text:span text:style-name="T2">o</text:span></text:span> autem j quae validos rigores<text:line-break/>comitatur, tam violenta et necessario corporibus incidit,<text:line-break/>ut conquiescere non liceat, etiamsi quis strenue admodum<text:line-break/>renitatur. Ac tremor sane unius .partis affectus, rigor au-<text:span text:style-name="Default_20_Paragraph_20_Font"><text:span text:style-name="T2">r<text:line-break/></text:span></text:span>tem totius corporis esu Unde mihi et Platonem mirari<text:line-break/>fulsit, qui tremorem cum rigore consundat. <text:span text:style-name="Default_20_Paragraph_20_Font"><text:span text:style-name="T2">S</text:span></text:span>i enim ii,<text:line-break/>qui rigorem interpretati funt tremorem cum p ^frictione,<text:line-break/>aberrarunt, quomodo ipse, idem esse tremere et rigere exi-<text:line-break/>firmans, vera praedicaverit ? Nam praeter ea, quae diri-<text:line-break/>mus absurda, etiam hoc adhuc ei refragatur , quod nonnulli<text:line-break/>tremant, nullum frigiditatis sensum habentes, non tamen<text:line-break/>fieri possit, ut quis citra perfructionis sensum rigeat. Idcirco<text:line-break/>neque illi , qui rigorem perfrictionis sensum esse dictitarunt, -<text:line-break/>procul ab assectus notione abiisse ridentur, non enim idem<text:line-break/>sane dixeris perfrixisse et frigus sentire. Quae exitu re-<text:line-break/>soluta sunt, torpida, difficili aut prorsus nullo sensu prae-<text:line-break/>dita, omnia perfiixerunt; item quod tremorem <text:span text:style-name="Default_20_Paragraph_20_Font"><text:span text:style-name="T5">experitui.su<text:line-break/></text:span></text:span>paraplexiam, epilepsiam, similiter et flatus , et aquam inter</text:p>
      <text:p text:style-name="P3">cutem, et inflationes, et oedema totum frigidum est, fed<text:line-break/>nullum ex his frigiditatem quae lu ipso est percipit, unde<text:line-break/>neque riget; sin autem sentiat, protinus certe et rigebit.<text:line-break/>Quas ob res Platonem dico non recte opinari, idem esse ri-<text:line-break/>gorem et tremorem, neque unius est partis affectus rige<text:span text:style-name="Default_20_Paragraph_20_Font"><text:span text:style-name="T2">r</text:span></text:span>e,<text:line-break/>ut tremere; neque sensus frigiditatis trementibus, ut rigen-<text:line-break/>tibus , et motus in <text:span text:style-name="Default_20_Paragraph_20_Font"><text:span text:style-name="T2">r</text:span></text:span>i<text:span text:style-name="Default_20_Paragraph_20_Font"><text:span text:style-name="T2">gentibu</text:span></text:span>s sane citra move<text:span text:style-name="Default_20_Paragraph_20_Font"><text:span text:style-name="T2">n</text:span></text:span>di partes vo-<text:line-break/>lentatum omnino inritis est; in trementibus, non citra<text:line-break/>movendi arbitrium. Sed Platoni sane aliquis forsan con-<text:line-break/>donayerit , quod in tam tenuibus et medicis rebus errorem<text:line-break/>admittat, quamvis aliorum affectuum c<text:span text:style-name="Default_20_Paragraph_20_Font"><text:span text:style-name="T2">o</text:span></text:span>rporis prope tum-<text:line-break/>usum generationem exacte sit persecutus ; Athenaeum autem<text:line-break/>Attaleum demirati par est, multo etenim Platone adhuc re-<text:line-break/>centior, non in causae rationibus modo Platonem sequitur,<text:line-break/>id enim tolerari poterat, sed etiam circa notionem similiter<text:line-break/>atque ille consusus apparet. Neque enim rigoris tremo-<text:line-break/>risque notionem distinxit, describensque rigorem in hunc<text:line-break/>modum altu <text:span text:style-name="Default_20_Paragraph_20_Font"><text:span text:style-name="T2">Pugnam concussionentque hanc tremor r</text:span></text:span>i<text:span text:style-name="Default_20_Paragraph_20_Font"><text:span text:style-name="T2">g</text:span></text:span>o<text:span text:style-name="Default_20_Paragraph_20_Font"><text:span text:style-name="T2">r-</text:span></text:span></text:p>
      <text:p text:style-name="P3"><text:span text:style-name="Default_20_Paragraph_20_Font"><text:span text:style-name="T2">que comitatur , totus autem hic asuetus fu</text:span></text:span>l<text:span text:style-name="Default_20_Paragraph_20_Font"><text:span text:style-name="T2">gidus , et causo<text:line-break/>ejsiciens idem nomen sortita est</text:span></text:span> , ut et Plato (i<text:span text:style-name="Default_20_Paragraph_20_Font"><text:span text:style-name="T2">n</text:span></text:span>quit ille) asa<text:line-break/>firmat; hic enim ipsum Platonis <text:span text:style-name="Default_20_Paragraph_20_Font"><text:span text:style-name="T2">s</text:span></text:span>ententiam protulit. Habet<text:line-break/>autem universa hunc in modum: <text:span text:style-name="Default_20_Paragraph_20_Font"><text:span text:style-name="T2">nam humorum</text:span></text:span> c<text:span text:style-name="Default_20_Paragraph_20_Font"><text:span text:style-name="T2">orp</text:span></text:span>o<text:span text:style-name="Default_20_Paragraph_20_Font"><text:span text:style-name="T2">ris<text:line-break/>partes grand</text:span></text:span>io<text:span text:style-name="Default_20_Paragraph_20_Font"><text:span text:style-name="T2">res quum in minorum sedes subire neque-<text:line-break/>ant, compellentes n</text:span></text:span>o<text:span text:style-name="Default_20_Paragraph_20_Font"><text:span text:style-name="T2">stros morbosas (suat aute</text:span></text:span>m <text:span text:style-name="Default_20_Paragraph_20_Font"><text:span text:style-name="T2">minimi)<text:line-break/>extrinsecu</text:span></text:span>s <text:span text:style-name="Default_20_Paragraph_20_Font"><text:span text:style-name="T2">alium ex inaequali motum, (neque) immotum<text:line-break/></text:span></text:span>o<text:span text:style-name="Default_20_Paragraph_20_Font"><text:span text:style-name="T2">b aequalitatem et compulsionem facientes, coniungunt,<text:line-break/>quo</text:span></text:span>d <text:span text:style-name="Default_20_Paragraph_20_Font"><text:span text:style-name="T2">aute</text:span></text:span>m <text:span text:style-name="Default_20_Paragraph_20_Font"><text:span text:style-name="T2">praeter naturam cogitur, pugnat secundum<text:line-break/>naturam ipsum sibi, in con</text:span></text:span>t<text:span text:style-name="Default_20_Paragraph_20_Font"><text:span text:style-name="T2">rarium repellen</text:span></text:span>s. <text:span text:style-name="Default_20_Paragraph_20_Font"><text:span text:style-name="T2">.Huic autem<text:line-break/>pugnae. et c</text:span></text:span>o<text:span text:style-name="Default_20_Paragraph_20_Font"><text:span text:style-name="T2">ncussioni tremor et r</text:span></text:span>i<text:span text:style-name="Default_20_Paragraph_20_Font"><text:span text:style-name="T2">gor nomen positum est,<text:line-break/></text:span></text:span>ful<text:span text:style-name="Default_20_Paragraph_20_Font"><text:span text:style-name="T2">gidus affiectus t</text:span></text:span>o<text:span text:style-name="Default_20_Paragraph_20_Font"><text:span text:style-name="T2">tus; hoc et</text:span></text:span> i<text:span text:style-name="Default_20_Paragraph_20_Font"><text:span text:style-name="T2">psiu</text:span></text:span>s <text:span text:style-name="Default_20_Paragraph_20_Font"><text:span text:style-name="T2">canfu ejsiciens sortita<text:line-break/>est nomen</text:span></text:span>. Quod sane neque tremori idem sit rigor, imo nec<text:line-break/>perfrictio sunpliciter, neque etiam perfrictio valida, manifesto<text:line-break/>osten<text:span text:style-name="Default_20_Paragraph_20_Font"><text:span text:style-name="T2">t</text:span></text:span>um est. Quod autem paulo superius dictum est, nempe<text:line-break/>perfrictionem esse, fed <text:span text:style-name="Default_20_Paragraph_20_Font"><text:span text:style-name="T2">s</text:span></text:span>ensibilem, discutiamus num fasso prola-<text:line-break/>tum sit. Nonnulli enim rigorem no<text:span text:style-name="Default_20_Paragraph_20_Font"><text:span text:style-name="T2">n s</text:span></text:span>ensibilem frigiditatem, fed<text:line-break/>molestam esse arbitrantur; si quidem multi etiam exspuis frigere</text:p>
      <text:p text:style-name="P5">admodum fe dicunt, alii sponte refrigerii desiderio diutius in<text:line-break/>aqua frigida immorati, quidam autem etiam quia opus habent<text:line-break/>in frigida diutius versantur, rigent autem non statim, quemad—<text:line-break/>modum nec qui lavit, deinde seipsum in frigidam coniecit;.<text:line-break/>neque enim lue, nisi admodum diu immoretur, riget, etsi<text:line-break/>frigiditatis qualitatem manifesto -sentiat.<text:tab/>Quapropter quan-</text:p>
      <text:p text:style-name="Normal">tum ad frigiditatis sensum attinet, omnes hi statim rigerent,<text:line-break/>si rigor frigiditas esset seusibilis; sed non rigent, merito,<text:line-break/>nm, enim est omnibus cum dolore refrigeratio ; sied nonuulli<text:line-break/>ipfiorum, qui aestivo tempore validunr calorem non toleran-<text:line-break/>tes lu frigidam <text:span text:style-name="Default_20_Paragraph_20_Font"><text:span text:style-name="T2">t</text:span></text:span>ele coniiciunt, adeo frigiditate oblectantur,<text:line-break/>ut tamdiu in ea morentur , donec tangenti tibi glariei modo<text:line-break/>refrigerati esse rideantur. An igitur totum jam habebimus,<text:line-break/>si rigorem dolorificum frigiditatem definiamus ? an quid ad-<text:line-break/>huc desideratur? Forte enim non quilibet rigor ita dest-<text:line-break/>ciendus venit. In aegrotantibus fiane non idem esse ridetur<text:line-break/>rigere ac.horrere, aut frigere; dicimus igitur saepe acces-</text:p>
      <text:p text:style-name="P3">sionis insultum , huic Pane cum rigore , alteri cum horrore<text:line-break/>alii cum fligi ditate <text:span text:style-name="Default_20_Paragraph_20_Font"><text:span text:style-name="T2">s</text:span></text:span>ola obortum ; et in omnium medicorum<text:line-break/>commentariis idem usus verborum existit. Ita quum quit<text:line-break/>nulia concussione corporis et agitati<text:span text:style-name="Default_20_Paragraph_20_Font"><text:span text:style-name="T2">o</text:span></text:span>ne persrigescit, non<text:line-break/>hic riget , verum si affectus rigor appeliari debeat , inaequa^<text:line-break/>lem, et praeter voluntatem motum ei accedere oportet i<text:line-break/>quod sine hoc accidit , si ne cutem quidem inaequaliter com-<text:line-break/>moveat, perscictionem nominant; sta autem hanc quidem<text:line-break/>perturbet, concutiatque per quosdam insultus, corpus au-<text:line-break/>tem totum non commoveat, horrorem n<text:span text:style-name="Default_20_Paragraph_20_Font"><text:span text:style-name="T2">o</text:span></text:span>minant; ut hic<text:line-break/>culis solius affectus talis existat, qualis totius corporis rigor.<text:line-break/>At in sanis alio modo rigere dicimus , extendentes ad om-<text:line-break/>nem dolorificum perfrictionem ; sin autem rasione morbi ob-<text:line-break/>veniat rigor, n<text:span text:style-name="Default_20_Paragraph_20_Font"><text:span text:style-name="T2">o</text:span></text:span>n <text:span text:style-name="Default_20_Paragraph_20_Font"><text:span text:style-name="T2">s</text:span></text:span>atis est hoc tantum dixisse, sed totius<text:line-break/>corporis perturbationem apponere convenit. Quod aliqui<text:line-break/>inducentes, perfrictionem cum tremore ipsum appellarunt;<text:line-break/>manifesto autem non sunt interpretati ; tremorem enim nun-<text:line-break/>cupare neutiquam oportet , <text:span text:style-name="Default_20_Paragraph_20_Font"><text:span text:style-name="T2">s</text:span></text:span>ed agitationem quandam prae-</text:p>
      <text:p text:style-name="P3">ter voluntatem^ aut vibrationem aut concussionem, aut<text:line-break/>aliud id genus nomen invenire ; nam trem<text:span text:style-name="Default_20_Paragraph_20_Font"><text:span text:style-name="T2">o</text:span></text:span>ris vocabulum<text:line-break/>de peculiari affectu eunciatur. Qui igitur morbi rigorem<text:line-break/>deliniunt perfrictionem , alium nullum dicere videntur<text:line-break/>quam eum, qui sanis accidit; etsi morbo<text:span text:style-name="Default_20_Paragraph_20_Font"><text:span text:style-name="T2">s</text:span></text:span>um rigorem, de<text:line-break/>quo medici omnino disputant , esiam commemorati viri de-<text:line-break/>finire statuerant: morbidum autem vocamus, quum a nulia<text:line-break/>exteriori causa violenta corpus , <text:span text:style-name="Default_20_Paragraph_20_Font"><text:span text:style-name="T2">s</text:span></text:span>ed ex se talem obtinet af-<text:line-break/>sectionem. Ita enim, puto, Hippocrates quoque ajebat:<text:line-break/><text:span text:style-name="Default_20_Paragraph_20_Font"><text:span text:style-name="T2">Quum quis causo asstigitur , si rigor superveniat , libera-<text:line-break/>tur.</text:span></text:span> Non igitur aqua frigida febricitanti superfu<text:span text:style-name="Default_20_Paragraph_20_Font"><text:span text:style-name="T2">s</text:span></text:span>a rigorem<text:line-break/>excitabitis, sed quum ex ipsa corporis affectione su<text:span text:style-name="Default_20_Paragraph_20_Font"><text:span text:style-name="T2">s</text:span></text:span>citatur.<text:line-break/>In eundem modum et haec <text:span text:style-name="Default_20_Paragraph_20_Font"><text:span text:style-name="T2">s</text:span></text:span>unt pronunciata: <text:span text:style-name="Default_20_Paragraph_20_Font"><text:span text:style-name="T2">Cum r</text:span></text:span>i<text:span text:style-name="Default_20_Paragraph_20_Font"><text:span text:style-name="T2">g</text:span></text:span>o<text:span text:style-name="Default_20_Paragraph_20_Font"><text:span text:style-name="T2">re<text:line-break/>desipientia , malum. </text:span></text:span>Item : o<text:span text:style-name="Default_20_Paragraph_20_Font"><text:span text:style-name="T2">blivi</text:span></text:span>o , <text:span text:style-name="Default_20_Paragraph_20_Font"><text:span text:style-name="T2">malum. </text:span></text:span>Rursus t<text:line-break/><text:span text:style-name="Default_20_Paragraph_20_Font"><text:span text:style-name="T2">Sexto die rigores despicite</text:span></text:span> i<text:span text:style-name="Default_20_Paragraph_20_Font"><text:span text:style-name="T2">udicium notant. </text:span></text:span>Item t <text:span text:style-name="Default_20_Paragraph_20_Font"><text:span text:style-name="T2">Rigo-<text:line-break/>res incipiunt mulieribus ex lumbis per spinam potius , fed<text:line-break/>et viris potius retro quam ante. </text:span></text:span>In omnibus enim hia<text:line-break/>rigor non qui fanis accidit , fed qui aegris , explicatus est,</text:p>
      <text:p text:style-name="P3">qui est perfrictio dolorisica cum quadam inaequali totius cor-<text:line-break/>poris concussione agitationeque. Quum igitur quid tan-<text:line-break/>dem rigor sit noverimus, deinceps inspiciamus et quae causa<text:line-break/>sibefliciens, quas potissimum antecedentes caulas comitetur,<text:line-break/>etb quibus superveniat affectionibus, ac de universa ipsius<text:line-break/>generatione. Quod enim rigor nativi caloris affectus sit,<text:line-break/>omnibus fere in confesse est. Requirit autem totus hic fer-<text:line-break/>mo auditorem diligentem , et qui plurimum mensis habeat.<text:line-break/>Ego etenim nativi cal<text:span text:style-name="Default_20_Paragraph_20_Font"><text:span text:style-name="T2">o</text:span></text:span>ris: affectum rigorem esse dixi, ne<text:line-break/>quis externi dictam esse ratus, mentiri forsan me opinetur<text:line-break/>contra Erasistratum , Praxag<text:span text:style-name="Default_20_Paragraph_20_Font"><text:span text:style-name="T2">o</text:span></text:span>ram , Philotimum , Afclepia-<text:line-break/>dem; aliosque innumeros, qui calorem n<text:span text:style-name="Default_20_Paragraph_20_Font"><text:span text:style-name="T2">o</text:span></text:span>n insitum, sed<text:line-break/>ascititium esse censent. Quomodo enim lu nalivi caloris<text:line-break/>affectum dixerint, qui prorsus nativum calorem ignorarunt?<text:line-break/>Verum genuinum sane, ut diximus, non omnes calorem este<text:line-break/>fatentur; generationem autem ei ascititium molientes, varie<text:line-break/>alius aliam, unum h<text:span text:style-name="Default_20_Paragraph_20_Font"><text:span text:style-name="T2">o</text:span></text:span>c omnes concedunt, este aliquod se-<text:line-break/>eundum naturam in unoquoque animante calidum, in con-</text:p>
      <text:p text:style-name="P3">veniente mensura aestimatum; ac circa hoc rigorem, horre-<text:line-break/>rem, omnemque perfrictionem fieri ajunt. <text:span text:style-name="Default_20_Paragraph_20_Font"><text:span text:style-name="T2">r</text:span></text:span> Asclepiades<text:line-break/>igitur, quum non modo calidum, fed ne aliam quidem ul-<text:line-break/>lam facultatem inlitam statuisset, omnem febrem propter<text:line-break/>quasdam corpusculorum in meatibus obstructiones semper<text:line-break/>constitui dictitat; in magnitudine autem meatu ,- disseren-<text:line-break/>tiam ipfius ponens, molitur ita ostendere; quibus necessario<text:line-break/>coniunctus sit rigor , quibus non. . Ac ego quidem nisi lon- .<text:line-break/>giorem , quam par est , sermonem fore sperarem , et prae-<text:line-break/>.cipue iniquum censerem de Asclepiade quidem solo agere,<text:line-break/>aliorum vero dicta omittere, : aut rursus omni: -<text:span text:style-name="Default_20_Paragraph_20_Font"><text:span text:style-name="T2">r</text:span></text:span> mentionem^<text:line-break/>facere aggrediens ; in longam ac munitam <text:span text:style-name="Default_20_Paragraph_20_Font"><text:span text:style-name="T2">s</text:span></text:span>ermonis prolixi-<text:line-break/>tatem incidere; deinceps utique de omnibus opinionibus<text:line-break/>contemplatus, unde unaquaeque probabilem occasionem ha-<text:line-break/>heret, quid potissimum eis imponeret, et ubi aberrarent,<text:line-break/>quum. ostendissem , ita ad nostram descenderem opinionem.<text:line-break/>Verum hoc in aliud tempus differatur. Neque enim Athe-<text:line-break/>nanum laudo, qui de Asclepiade, IIeraclide Pontico, Stra-</text:p>
      <text:p text:style-name="P3">tone physico aliquid dicat, nullius autem aliorum merui-<text:line-break/>nerit; etsi non modo horum opiniones de rigore, .sed alias<text:line-break/>multo plures .nihilo minus celebres et probabiles explicare<text:line-break/>potuisset. Nos igitur initio hoc sumpto, quod omnibus lu<text:line-break/>confesso est, nempe rigorem affectum. esse caloris in unoquo-<text:line-break/>que animante nativi , rideamus quomodo oriatur. Proce<text:line-break/>det autem disputatio ex Hippocratis principiis; nec vero<text:line-break/>corpuscula et meatus statuemus corporis . nostri elementa ;<text:line-break/>rrcque calorem, motus^ aut collisionis aut alterius cujusdam<text:line-break/>causae sobolem pronunciabimus ; sed corpus quidem tutum<text:line-break/>conspirabile et confluxlle censebimus; calorem autem non<text:line-break/>acquisitum , neque animalis generatione posteriorem , verum<text:line-break/>ipsum primum , primigenium et insitum. Ac natura sane<text:line-break/>et anima nihil aliud, quam lue, existit; quare si subsum-<text:line-break/>riam per se. et semper mobilem ipsum intelligas, haud erra-<text:line-break/>bis. Singula autem haec scorsum indagemus, etsi de ipsis<text:line-break/>alibi discere licet; lu praesentia autem sermonis continuitas<text:line-break/>examinanda est. Nam calor lufitus, ceu semper mobilis,</text:p>
      <text:p text:style-name="P3">neque intro solum, neque extra fertur; sed alterum ipsius<text:line-break/>motum alter semper excipit Celeriter enim, si intus calor<text:line-break/>maneret, in immobilitatem cessaret; si suras efferretur ,. et<text:line-break/>hic motus dissiparet ipsum atque hac ratione perderet; mo-<text:line-break/>dice autem extinctus et modice accensus, ut Heraclitus<text:line-break/>ajebat, semper mobilis ita perseverat. , Incenditur igitur,<text:line-break/>quum ad intima inclinat alimenti appetens ; ab intimis vero<text:line-break/>elatus et undequaque dispersus, extinguitur. Verum ad<text:line-break/>superiora exterroraque lationem, et ut ita dicam explicatio-<text:line-break/>nem a suo principio , quod natura calidus sit, experitur;<text:line-break/>intro autem et deorsum, hoc est ad proprium principium<text:line-break/>eram <text:span text:style-name="Default_20_Paragraph_20_Font"><text:span text:style-name="T2">init</text:span></text:span>, quoniam frigidi aliquatenus particeps est; quippe<text:line-break/>ex calido et frigido temperatus. Prima sane calidi ratione<text:line-break/>sua sponte movetur, atque hoc potissimum ad actiones in-<text:line-break/>diget; magnum tamen ipsi usum et frigidum exhibet. So-<text:line-break/>let enim calidum in sublime attolli ac secum alimentum<text:line-break/>adducere. Si autem frigidum non obstaret, otium longissi-<text:line-break/>me . procederet. Fit autem frigidum hujusmodi caloris mo-</text:p>
      <text:p text:style-name="P3">tui impedimento , ne dispersus aboleatur ; quippe periculum<text:line-break/>est, ne ipsis prae lenitate et impetu furium a corporibus<text:line-break/>discedat; <text:span text:style-name="Default_20_Paragraph_20_Font"><text:span text:style-name="T2">t</text:span></text:span>ed frigidum retinet impeditque , et vehementium<text:line-break/>nimii hujus motus tollit. Redeamus igitur ad sincerius in-<text:line-break/>fututum, ostendentes qualisnam nativi caloris assectus sit<text:line-break/>rigor. Quod etenim ubi in naturalibus temperamenti ter-<text:line-break/>minis manet, animal sanitate fruatur, verbis non instiget;<text:line-break/>hoc est, quum., ut Hippocrates ajebat, calidum et frigidum<text:line-break/>mutuo inter fe temperamento mediocriter habent. Sin au-<text:line-break/>tcm alterum altero- sit fortius, animal aegrotare necesse est<text:line-break/>ea morbi speciei, quae causae superantis naturae respondeat.<text:line-break/>Inflammationes igitur, e<text:span text:style-name="Default_20_Paragraph_20_Font"><text:span text:style-name="T2">r</text:span></text:span>yfipelata, herpetes, carbunculi,<text:line-break/>affectus testantes fervorem aestunrque igneum , ac omnes fe-<text:line-break/>briles affectus, -quum vis calidi evicerit; contra convulsio-<text:line-break/>nes, tetani, palpitationes, stupores, resolutiones, epilepsiae,<text:line-break/>et paraplegiae , frigidi superantis affectus. Ex hujusmodi<text:line-break/>affectibus unus est rigor hic, . non simpliciter perfrictio exi-<text:line-break/>flens, steti cum sensu; unde adliciendum ei- est, subita ac</text:p>
      <text:p text:style-name="P3">universim facta. Praeterea vehementem perfrictionem et<text:line-break/>violentam esse oportet , ut mauiseste ac vere definire liceat,<text:line-break/>rigorem insiti caloris perfrictionem esse subitam et violentam.<text:line-break/>Rursus enim, ut Plato dixit, <text:span text:style-name="Default_20_Paragraph_20_Font"><text:span text:style-name="T2">quodsensim etpauldti</text:span></text:span>m <text:span text:style-name="Default_20_Paragraph_20_Font"><text:span text:style-name="T2">fit,<text:line-break/>insensibile; quod autem sensile, necesse est h</text:span></text:span>o<text:span text:style-name="Default_20_Paragraph_20_Font"><text:span text:style-name="T2">c vehementer<text:line-break/>moveri et tremere subito. </text:span></text:span>Quere perfricti<text:span text:style-name="Default_20_Paragraph_20_Font"><text:span text:style-name="T2">o</text:span></text:span> quidem insen-<text:line-break/>filis longiori temp<text:span text:style-name="Default_20_Paragraph_20_Font"><text:span text:style-name="T2">o</text:span></text:span>ris spatio et paulatim accidit; cita au-<text:line-break/>tem et emergens admodum, cum sensu prorsus contingit;<text:line-break/>neque enim hujusmodi affectus latere poterit. Talis autem<text:line-break/>assectus cum frigoris sensu non omnis dolorem adfert, fed<text:line-break/>interdum etiam v<text:span text:style-name="Default_20_Paragraph_20_Font"><text:span text:style-name="T2">o</text:span></text:span>lup latum. Dicebat enim rursus Plato,<text:line-break/><text:span text:style-name="Default_20_Paragraph_20_Font"><text:span text:style-name="T2">astectum praeter naturam et violentu</text:span></text:span>m <text:span text:style-name="Default_20_Paragraph_20_Font"><text:span text:style-name="T2">et celeriter</text:span></text:span> o<text:span text:style-name="Default_20_Paragraph_20_Font"><text:span text:style-name="T2">bo-<text:line-break/>rientem in nobis dol</text:span></text:span>o<text:span text:style-name="Default_20_Paragraph_20_Font"><text:span text:style-name="T2">rificum esse ; qui vero celeriter et -c</text:span></text:span>o<text:span text:style-name="Default_20_Paragraph_20_Font"><text:span text:style-name="T2">n-.<text:line-break/>furtim ad -.-natura</text:span></text:span>m <text:span text:style-name="Default_20_Paragraph_20_Font"><text:span text:style-name="T2">redit; eum se</text:span></text:span>i<text:span text:style-name="Default_20_Paragraph_20_Font"><text:span text:style-name="T2">avem esse. </text:span></text:span>Quare utri-<text:line-break/>que et suavi et dolorifico .commune est , necessario , ne af-<text:line-break/>fectus lateat; coniunctum ;- praeter hoc autem, quod non<text:line-break/>latenter in naturalem statum reducit; suave est; quod autem<text:line-break/>extra naturalem statum educit, dolorificum. Unde unum</text:p>
      <text:p text:style-name="P3">et idem numero frigidum , partim oblectat, partim dolorem<text:line-break/>inseri; si quidem corpori praeter modum calefacto admovea-<text:line-break/>tur, omnino oblectet; nam immoderato calore laborans;<text:line-break/>per deficientis frigidi ingressum mitigatum , oblectatur qui-<text:line-break/>dem quum mitigatur: suam autem naturam obtinens, si ce-.<text:line-break/>leniter et consertior refrigeres , dolore assides , nam ob tum-<text:line-break/>peramenti immoderationem laborabit. Nam, ut ait Hippocra-<text:line-break/>tes, <text:span text:style-name="Default_20_Paragraph_20_Font"><text:span text:style-name="T2">quibus natura alle</text:span></text:span>v<text:span text:style-name="Default_20_Paragraph_20_Font"><text:span text:style-name="T2">atur cor</text:span></text:span>m<text:span text:style-name="Default_20_Paragraph_20_Font"><text:span text:style-name="T2">mpiturque , dol</text:span></text:span>o<text:span text:style-name="Default_20_Paragraph_20_Font"><text:span text:style-name="T2">re</text:span></text:span>s <text:span text:style-name="Default_20_Paragraph_20_Font"><text:span text:style-name="T2">fiunt.<text:line-break/></text:span></text:span>Non solum igitur celerem et .vehementem frigiditatem esse<text:line-break/>oportet , ut rigor oboriatur , sed adjicienda huic adhuc est<text:line-break/>violentia affectionis, hoc est praeter naturam status; ut<text:line-break/>rigor sit subita perfrictio in statum praeter naturam perdu-<text:line-break/>eens. Atque hoc mihi observandum lu hoc sermone vide-<text:line-break/>tur, praesertim si de assectus generatione vera quis promrn-<text:line-break/>ciatrnus est, ubi dixerit, in rigore subitam violentamque<text:line-break/>nativi caloris perfrictionem fieri. Refrigeratur itaque etiam<text:line-break/>quum dissipatur, robore quod continet ipsum , destituente;<text:line-break/>item alimenti, .a quo accendebatur., penuria; led neuter ho-</text:p>
      <text:p text:style-name="P3">tum affectuum rigorem efficit; aut omnes, qui moriuntur,<text:line-break/>rigere<text:span text:style-name="Default_20_Paragraph_20_Font"><text:span text:style-name="T2">n</text:span></text:span>t. Quapropter corrumpi calidum, ut ita dicam, om-<text:line-break/>ullius morientibus commune est, non tamen rigent; non<text:line-break/>enim absolute calidum refrigerari oportere assero , sed et su-<text:line-break/>bitu et violenter , hoc est robusium ipsum perseverans , ne-<text:line-break/>que substantia neque tenore laesum, ab exteriorum causa-<text:line-break/>rum aliqua iusestarI. C<text:span text:style-name="Default_20_Paragraph_20_Font"><text:span text:style-name="T2">o</text:span></text:span>usiderato mihi fl<text:span text:style-name="Default_20_Paragraph_20_Font"><text:span text:style-name="T1">amm</text:span></text:span>am extrlusecus<text:line-break/>interdum materiae unde accendebatur penuria interire, lui<text:line-break/>turdum lu solo splendido contabescere ac emori; rursus<text:line-break/>ab aqua multa extingui , aut lign<text:span text:style-name="Default_20_Paragraph_20_Font"><text:span text:style-name="T2">o</text:span></text:span>rum super eam cumulatim<text:line-break/>iiijecturmn c<text:span text:style-name="Default_20_Paragraph_20_Font"><text:span text:style-name="T2">o</text:span></text:span>pia fustocari; quatuor haec <text:span text:style-name="Default_20_Paragraph_20_Font"><text:span text:style-name="T2">accidentia</text:span></text:span> qua-<text:line-break/>tuor de causis , no<text:span text:style-name="Default_20_Paragraph_20_Font"><text:span text:style-name="T2">n</text:span></text:span> eodem omnia modo , flammam afficiunt.<text:line-break/>Ejus enim quae i<text:span text:style-name="Default_20_Paragraph_20_Font"><text:span text:style-name="T2">n</text:span></text:span> side contabescit, robur dissipatur, aeris<text:line-break/>n<text:span text:style-name="Default_20_Paragraph_20_Font"><text:span text:style-name="T2">o</text:span></text:span>s ambientis vi<text:span text:style-name="Default_20_Paragraph_20_Font"><text:span text:style-name="T2">o</text:span></text:span>lentia discussum ; nam radiorum solis robur<text:line-break/>igne fortius est et dmabilius. Quum vero materiae penu--<text:line-break/>ria non amplius accenditur,. substantia deperdita, interit;<text:line-break/>quod enim accensum est, semper in motu ad exteriora discu-<text:line-break/>titur dissipaturque , intro autem inclinans alimenti accipien-</text:p>
      <text:p text:style-name="P3">di gratia, delude eo alimento destituta, imbecilliter adeo fe-<text:line-break/>cnnda vice porrigitur. Materiae autem copia gravata et<text:line-break/>respiratione destituta strangulatur. De noxa autem quae<text:line-break/>ab aqua provenit, manifestius est quam ut verbis indigeat ;<text:line-break/>pugna. enim valida flammae est adversius omnem sinceram et<text:line-break/>multam humiditatem, ut si et oleum ipsi cumulatim exhibeas,<text:line-break/>necessum .sit, strepitum et concussionem quandam oboriri,<text:line-break/>igne propemodum voce violentiam fatente. Talem sane af-<text:line-break/>fectum in calore lusito rigorem intelligite; neque enim,<text:line-break/>quum materiae . inopia calidum laborans nec alimentum<text:line-break/>fentiens contabescit, nec quum a copia ipsius grava-<text:line-break/>tum , nec quum imbecille labnscit , rigorem fieri de-<text:line-break/>prehendes; sed quum validus existit adeo, ut expandi<text:line-break/>possit , delude prohibetur. Propter hoc ipsum . etiam<text:line-break/>concuti corpus accidit, duplici hic . quoque et composito<text:line-break/>motu oborto, ut lu trementibus,. fed diversa ratione. Illic<text:line-break/>etenim facultatis corpus moventis imbecillitate mixtus mo-<text:line-break/>tus ortus est, prout robur membrum erigens remiserit, partu</text:p>
      <text:p text:style-name="P3">semper deorsum fublabente, nunc autem naturali caloris<text:line-break/>motu vi impedito , rigor occurrit. Cupit etenim, utpote<text:line-break/>nec substantia nec robore oblaesus , expandi et in omnes<text:line-break/>corporis partes distribui ; prohibitus autem et ri in altum<text:line-break/>repulsus , ad proprium principium resugit; quum autem ibi-<text:line-break/>dem manere nequeat, nam substantiae semper moblli loco<text:line-break/>consistere mors est, sese colligens et veluti in unum congre-<text:line-break/>gans, aequabiliter sane non intro libero motu protenditur,<text:line-break/>sed vehementi latione utens et veluti a carceribus exiliens,<text:line-break/>nonnunquam insurgit adversus ea, quae motum ipsius pro-<text:line-break/>hibent; illa sane propellere, rias autem sibi puras reddere<text:line-break/>contendens. At in ea impingens, a latio<text:span text:style-name="Default_20_Paragraph_20_Font"><text:span text:style-name="T2">n</text:span></text:span>e sane impetuosa<text:line-break/>cohibetur, totum autem corpus eo incursu perturbat... Nam<text:line-break/>-praeter alia etiam vaporos<text:span text:style-name="Default_20_Paragraph_20_Font"><text:span text:style-name="T2">a</text:span></text:span>e nunc redditus, dum illiditur<text:line-break/>in ea, quae obsistunt, intro rursus resilit, ceu ictu rep er-<text:line-break/>cussus, ac iterum ad principium revertitur; lude rursus<text:line-break/>erumpens incidit violentius , iterumque resilit etiam ab hoc</text:p>
      <text:p text:style-name="P3">incursu; idque frequenter per successionem fit, quamdiu<text:line-break/>noxia perseverant. Hac itaque ratione assectus dolorificus,<text:line-break/>quippe corpore ex ictibus laborante , et motus inaequaliter<text:line-break/>invadit, et in utroque motu animal riget.. Nam quum in<text:line-break/>naturali statu erat,. counatus noster calor aequalibus et libe-<text:line-break/>ris transituum viis utebatur; tempore etmensmamotus lu se<text:line-break/>inclinans, delude se explicans; quum autem riget,. motus<text:line-break/>ipsi neque inclinationes neque explicationes existunt; justius<text:line-break/>autem dixeris ipsum intro quidem proficiscentem , utar au-<text:line-break/>tem non meis , sed veterum virorum vocabulis, resilire , im-<text:line-break/>pelli, reprimi et concurrere ; foras autem tendentem,<text:line-break/>erumpere , excuti , elabi et exilire. Etenim et hae vetu-<text:line-break/>stiorum hominum dictiones sunt, omnes recte prolatae et<text:line-break/>affectum accidentem , quam licet maxime , manifesto inter—<text:line-break/>pr<text:span text:style-name="Default_20_Paragraph_20_Font"><text:span text:style-name="T2">o</text:span></text:span>fantes. Concuti autem dico omnia in corpore, et<text:line-break/>agitari turbarique ; ac omnis lu rigo<text:span text:style-name="Default_20_Paragraph_20_Font"><text:span text:style-name="T2">r</text:span></text:span>e motus inaequalis,<text:line-break/>inordinatus , citra voluntatem eveniens , ob inaequalem,</text:p>
      <text:p text:style-name="P3">validum et violentum illapsum invasio<text:span text:style-name="Default_20_Paragraph_20_Font"><text:span text:style-name="T2">n</text:span></text:span>cmque et repul-,<text:line-break/><text:span text:style-name="Default_20_Paragraph_20_Font"><text:span text:style-name="T2">t</text:span></text:span>um caloris iirfiti, vaporosi redditi, perficitur. ^Idcirco<text:line-break/>corpus post rigores amplius recalescit quam quum in .natu-.<text:line-break/>rasi statu calidum erat. Jam effunduntur etiam sudores.<text:line-break/>Quuui enim per multos insultus noxia libere propulerit,- et<text:line-break/>absolute respiraverit, tribus de causis. corpus incalescere ne-<text:line-break/>cesse est; primum, quod frequenter calor aperipiratu ex-<text:line-break/>teriori repressus in alto colligitur; deinde,. quod nunc to-<text:line-break/>tus foras vehementer expansus est; postremo, quod calor<text:line-break/>insultu,- ictu violentoque motu accendi soleat. Ac lignum<text:line-break/>aut lapidem confricans nonnunquam ignem accendes; . - af<text:line-break/>inlitus spiritus, quum natura sit calidus, si veheme<text:span text:style-name="Default_20_Paragraph_20_Font"><text:span text:style-name="T2">n</text:span></text:span>ter mo-<text:line-break/>veatur, non multo magis accendetur? Sed hoc in natura-<text:line-break/>libus motibus evidenter videre licet; nam currentes homines,<text:line-break/>luctantes , confricantesque se ac alio quodam modo moven-<text:line-break/>tes, nihilo minus incalescunt quam si quis in fele aestivo<text:line-break/>et apud ignem incaluerit.. Saepe sane et in hujusmodi ex<text:line-break/>asto reditu calor veluti fervens aliquid humorum consertior</text:p>
      <text:p text:style-name="P3">effundit, quod nempe sudorem appellamus. Quocirca <text:span text:style-name="Default_20_Paragraph_20_Font"><text:span text:style-name="T2">p</text:span></text:span>ost<text:line-break/><text:span text:style-name="Default_20_Paragraph_20_Font"><text:span text:style-name="T2">rig</text:span></text:span>o<text:span text:style-name="Default_20_Paragraph_20_Font"><text:span text:style-name="T2">rem re</text:span></text:span>f<text:span text:style-name="Default_20_Paragraph_20_Font"><text:span text:style-name="T2">rigeratum non recalesieri iterum, malum est;<text:line-break/></text:span></text:span>nam calor luter pugnandum victus esu Vincitur autem<text:line-break/>nunc causae laedentis robore, nunc quum ipse est imbecil-<text:line-break/>lior. Sic itaque et illud lictum est : <text:span text:style-name="Default_20_Paragraph_20_Font"><text:span text:style-name="T2">Lx rigore perfug</text:span></text:span>a- .<text:line-break/><text:span text:style-name="Default_20_Paragraph_20_Font"><text:span text:style-name="T2">ratio non recalescens, malum. </text:span></text:span>Rursus affectiones utras-<text:line-break/>que, ob quas rigores fiunt exitiales, docens, inquit: . <text:span text:style-name="Default_20_Paragraph_20_Font"><text:span text:style-name="T2">P</text:span></text:span>ost<text:line-break/><text:span text:style-name="Default_20_Paragraph_20_Font"><text:span text:style-name="T2">oculoru</text:span></text:span>m <text:span text:style-name="Default_20_Paragraph_20_Font"><text:span text:style-name="T2">perversionem -in scbre laboriosa rig</text:span></text:span>o<text:span text:style-name="Default_20_Paragraph_20_Font"><text:span text:style-name="T2">r pernicio-<text:line-break/>fus. </text:span></text:span>Hic sane rigor vehementis causae soboles est; estus<text:line-break/>autem propter facultatis imbecillitatem , lethalis: . <text:span text:style-name="Default_20_Paragraph_20_Font"><text:span text:style-name="T2">si rig</text:span></text:span>or..<text:line-break/><text:span text:style-name="Default_20_Paragraph_20_Font"><text:span text:style-name="T2">incidat scbre non intermittente , a</text:span></text:span>e<text:span text:style-name="Default_20_Paragraph_20_Font"><text:span text:style-name="T2">gr</text:span></text:span>o <text:span text:style-name="Default_20_Paragraph_20_Font"><text:span text:style-name="T2">jam debili, l</text:span></text:span>e<text:span text:style-name="Default_20_Paragraph_20_Font"><text:span text:style-name="T2">thale.</text:span></text:span></text:p>
      <text:p text:style-name="P6">Verum de his alibi uberius dicetur.</text:p>
      <text:h text:style-name="Heading_20_2" text:outline-level="2">Cap. VII. </text:h>
      <text:p text:style-name="P8">In praesentia vero considerandum venit,<text:line-break/>num merito omnes fere rigorem frigidae causae attribuant.<text:line-break/>Quod enim frigidus affectus .sit, cuivis constat; an autem et<text:line-break/>caula ipsius efficiens talis existat, . inspectione mihi dignum<text:line-break/>videtur. Tertianae igitur exquisitae , si quid aliud; certe.<text:line-break/>rigor nota est; nam accessiones una cum vehementibus rigo-:</text:p>
      <text:p text:style-name="P3">ribus invadunt, etsi febrem hanc nemo vel insanus ex frigido<text:line-break/>constitui humore dixit. Caussis enim est genere tanto. al-<text:line-break/>.tero causo continuo insertor, quanto calor febris et flammeus<text:line-break/>et perurens intermittit. Sitis autem assidua .et refrigerii<text:line-break/>desiderium, t bilis me<text:span text:style-name="Default_20_Paragraph_20_Font"><text:span text:style-name="T2">r</text:span></text:span>ae vomitus , et quod post vomitiones<text:line-break/>.aeger melius habet-, quomodo non funt omnia manifeste ob<text:line-break/>calorem redundantem ? Quomodo igitur rigent lu tertianis?<text:line-break/>qr.imodo in causis continuis , si non intermittentes , sed per-<text:line-break/>petuo mentes affligunt, rigor supervenit, et febrem per<text:line-break/>crisim solvit? . C<text:span text:style-name="Default_20_Paragraph_20_Font"><text:span text:style-name="T2">a</text:span></text:span>i<text:span text:style-name="Default_20_Paragraph_20_Font"><text:span text:style-name="T2">ise namque laboranti, </text:span></text:span>ait <text:span text:style-name="Default_20_Paragraph_20_Font"><text:span text:style-name="T2">Hippocrates,<text:line-break/>si. rigor supervenerit, morbu</text:span></text:span>s <text:span text:style-name="Default_20_Paragraph_20_Font"><text:span text:style-name="T2">solvitur.^ </text:span></text:span>Imo acre et cali-<text:line-break/>dum medicamentum ulceri admotum, primum sanedolorem<text:line-break/>aufert, mox horrorem, deinde rigorem excitat, ac multos<text:line-break/>novimus tum. rigasse, tum febricitasse, ob ulcera ab acribus<text:line-break/>medicamentis irritata. Sed et inflammationem, quum in<text:line-break/>abscessum mutatur, rigorem horroremque c bitari necesse<text:line-break/>est. Multarum vero et aliarum affectionum mentionem fa-<text:line-break/>cerem, in quibus rigor ob aerem potius quam frigidum</text:p>
      <text:p text:style-name="P3">humorem clare constituitur , nisi sermonis prolixitatem vi-<text:line-break/>tarem. Ne igitur frigido foli coacti rigorem tribuamus,<text:line-break/>quoniam et horrendum aliquid auditu et spectatu nonuun-<text:line-break/>quam et rigorem et horrorem facit. Hoc <text:span text:style-name="Default_20_Paragraph_20_Font"><text:span text:style-name="T2">t</text:span></text:span>ane et Plato , non<text:line-break/>tantum Hippocrates , sciebat. Qumn igitur de morbis , qui<text:line-break/>ob flavam bilem fiunt, dissereret, rigoris etiam meminit;<text:line-break/>unde tum aliorum multorum gratia mirari subit medicos p est<text:line-break/>illum natos , tum in sermonibus de rigore maxime. Quo-<text:line-break/>modo enim non grave est, si Plato non medicus norit etiam<text:line-break/>ex bile nonnunquam fieri rigo<text:span text:style-name="Default_20_Paragraph_20_Font"><text:span text:style-name="T2">r</text:span></text:span>em , causamque invenire stu-<text:line-break/>duit, lu autem tantum ab hujus cognitione omnino absunt,<text:line-break/>ut ne ex bile quidem et acri quodam humore excitari rigorem<text:line-break/>siciant? Sed difficile est caulam invenire, ronrodo ob acrem<text:line-break/>calidumque humorem frigidus affectus constituatur; forsan<text:line-break/>autem difficile non est, siquidem nec Plato dubitavit; multo<text:line-break/>autem sane satius erat, si re vera <text:span text:style-name="Default_20_Paragraph_20_Font"><text:span text:style-name="T1">diffi</text:span></text:span>cile est, non evertere<text:line-break/>conari rem evidenter apparentem, sied caulae ignorantiam.</text:p>
      <text:p text:style-name="P2">faleri. Tollere autem id quod apparet, simile est ac si fatearis<text:line-break/>ne ridere quidem nos, eo quod ignoremus quomodo videa-<text:line-break/>mus. Quod igitur nihilonunus ob acrem -et calidum humo-<text:line-break/>rem, quam.frigidum et congelantem, rigor excitatur, longe<text:line-break/>verissimum esu Deinde inspiciendum est, num frigidum aut<text:line-break/>acre simpli ester abundare oporteat, ut rig<text:span text:style-name="Default_20_Paragraph_20_Font"><text:span text:style-name="T2">o</text:span></text:span>rem possit ex-<text:line-break/>citare. Postea autem illud multis incertum definiemus ; ne-<text:line-break/>quc enim simpliciter frigido hum<text:span text:style-name="Default_20_Paragraph_20_Font"><text:span text:style-name="T2">o</text:span></text:span>re redundante , neque sim-<text:line-break/>pliciter acri, rig<text:span text:style-name="Default_20_Paragraph_20_Font"><text:span text:style-name="T2">o</text:span></text:span>r oritur. Sed de frigido sane superius<text:line-break/>manifest<text:span text:style-name="Default_20_Paragraph_20_Font"><text:span text:style-name="T2">o o</text:span></text:span>stendi, quum in memoriam revocarem omne quod<text:line-break/>oedema, torporem, paralysin et aquam subteri cutem re-<text:line-break/>praesenlat. De calido autem et acri nunc tibi indicabo;<text:line-break/>nam cacochymi, arquati et febricitantes acute causcque<text:line-break/>occupati omnes rigerent. Neque igitur. simpliciter aut fri-<text:line-break/>gidum humorem aut acrem ad rigoris generationem abundare<text:line-break/>oportet, sed peculiarem utrique ipsorum modum esse opor-<text:line-break/>; ter Erit autem modus , neque enim totum sermone perse-</text:p>
      <text:p text:style-name="P1">qni veri studiosis detrectandum est, aut copiae mensura, aut</text:p>
      <text:p text:style-name="P3">humoris qualitas, aut locus aliquis corporis; lu quo hunc<text:line-break/>colligi oportet. Erit autem et in quo loco manet aut mdve-<text:line-break/>tur et in motus m<text:span text:style-name="Default_20_Paragraph_20_Font"><text:span text:style-name="T2">o</text:span></text:span>do haud parva differentia. Ad has<text:line-break/>igitur ipsas Plato quoque respiciens dicebat: <text:span text:style-name="Default_20_Paragraph_20_Font"><text:span text:style-name="T2">Qu</text:span></text:span>u<text:span text:style-name="Default_20_Paragraph_20_Font"><text:span text:style-name="T2">m fibrae<text:line-break/>in sanguine hanc sane vim habeant, bilis natura vetus<text:line-break/>sangui</text:span></text:span>s <text:span text:style-name="Default_20_Paragraph_20_Font"><text:span text:style-name="T2">saeta, ac rursus ex carnibus in hune liquata; . ca.<text:line-break/>lida et . humida paulati</text:span></text:span>m <text:span text:style-name="Default_20_Paragraph_20_Font"><text:span text:style-name="T2">primum inciden</text:span></text:span>s , <text:span text:style-name="Default_20_Paragraph_20_Font"><text:span text:style-name="T2">pr</text:span></text:span>o<text:span text:style-name="Default_20_Paragraph_20_Font"><text:span text:style-name="T2">pter fibra-<text:line-break/>rum facultatem c</text:span></text:span>o<text:span text:style-name="Default_20_Paragraph_20_Font"><text:span text:style-name="T2">ngelatur; congelascens autem et vi re-<text:line-break/>siincta hiemem tremoremque latus parit, </text:span></text:span>c<text:span text:style-name="Default_20_Paragraph_20_Font"><text:span text:style-name="T2">opi</text:span></text:span>osio<text:span text:style-name="Default_20_Paragraph_20_Font"><text:span text:style-name="T2">r aute</text:span></text:span>m<text:line-break/><text:span text:style-name="Default_20_Paragraph_20_Font"><text:span text:style-name="T2">induens, caliditate, quae ab ea venerat, sibras exuberan</text:span></text:span>s,<text:line-break/><text:span text:style-name="Default_20_Paragraph_20_Font"><text:span text:style-name="T2">praeterque m</text:span></text:span>o<text:span text:style-name="Default_20_Paragraph_20_Font"><text:span text:style-name="T2">dum exaestuan</text:span></text:span>s, <text:span text:style-name="Default_20_Paragraph_20_Font"><text:span text:style-name="T2">c</text:span></text:span>o<text:span text:style-name="Default_20_Paragraph_20_Font"><text:span text:style-name="T2">nservat. </text:span></text:span>In his Plato<text:line-break/>omnia conatus est persequi, quae in omnibus affectus gene-<text:line-break/>ribus scire convenit. Nam speciem humoris dixit, bilem<text:line-break/>ipsum n<text:span text:style-name="Default_20_Paragraph_20_Font"><text:span text:style-name="T2">o</text:span></text:span>minans ; indicarit et qualitatem , calidum et humi-<text:line-break/>clam appellans; uudeetiam hujusm<text:span text:style-name="Default_20_Paragraph_20_Font"><text:span text:style-name="T2">o</text:span></text:span>di bilisex<text:span text:style-name="Default_20_Paragraph_20_Font"><text:span text:style-name="T2">o</text:span></text:span>riatur, nam<text:line-break/>ex eame liquescente ipsam fieri pr<text:span text:style-name="Default_20_Paragraph_20_Font"><text:span text:style-name="T2">o</text:span></text:span>tulit; jam et locum in<text:line-break/>quem fluit adjecit, ex eo quod indicat bilem influentem a</text:p>
      <text:p text:style-name="P3">fibris in sanguine contentis concrescere. Huic orationi etiam<text:line-break/>assectus gene<text:span text:style-name="Default_20_Paragraph_20_Font"><text:span text:style-name="T2">r</text:span></text:span>atio adjuncta est, ubi hiemem tremoremque<text:line-break/>fieri pronunciavit, hiemem <text:span text:style-name="Default_20_Paragraph_20_Font"><text:span text:style-name="T2">t</text:span></text:span>une nominans frigiditatis in<text:line-break/>rigoribus sensum, tremorem autem inaequalem concussio-<text:line-break/>nem et agitationem, in qua non hunc modo, sed etiam mea<text:line-break/>elicorum plerosque hallucinatos damus. Nos enim superius<text:line-break/>motum lu tremore obortum ab eo, qui in rigore accidit,<text:line-break/>distinximus. Quum igitur, ait, copiosior iusiuens fibras<text:line-break/>evicerit, corpus excalefacit, ad suam ipfius vim fibras trans-<text:line-break/>mutans vice versu, ut ipsa prius ab illis mutabatur. De<text:line-break/>veritate igitur eorum, quae Plato dixit, considerare propo-<text:line-break/>situm nunc non est, quum in aliis commentariis fimus tracta-<text:line-break/>turi, fenteutiamque laturi de iis, quae in Timaeo memoriae<text:line-break/>mandavit Quod autem nihil omiserit eorum, quae dici<text:line-break/>conveniebat ab illis, qui de rigore pronunciant, id jam ex<text:line-break/>verbis ipsius apparet. Etenim humorem dixit, a quo rigor<text:line-break/>nascitu<text:span text:style-name="Default_20_Paragraph_20_Font"><text:span text:style-name="T2">r, </text:span></text:span>et locum in quem fluit, motusque speciem; p<text:span text:style-name="Default_20_Paragraph_20_Font"><text:span text:style-name="T2">r</text:span></text:span>ae-<text:line-break/>lorea modum quo refrigeratur et rursus incalescit corpus.</text:p>
      <text:p text:style-name="P3">Itaque de Platonis <text:span text:style-name="Default_20_Paragraph_20_Font"><text:span text:style-name="T2">o</text:span></text:span>pinione lu exp<text:span text:style-name="Default_20_Paragraph_20_Font"><text:span text:style-name="T2">o</text:span></text:span>sitione e<text:span text:style-name="Default_20_Paragraph_20_Font"><text:span text:style-name="T2">o</text:span></text:span>rum, quae ipsis<text:line-break/>in Timaeo medice prodidit, examinabimus. Nunc autem<text:line-break/>nostram pr<text:span text:style-name="Default_20_Paragraph_20_Font"><text:span text:style-name="T2">o</text:span></text:span>scrimus sententiam, accomm<text:span text:style-name="Default_20_Paragraph_20_Font"><text:span text:style-name="T2">o</text:span></text:span>dantes ea, quae<text:line-break/>ex Hippocratis opinione paulo ante dicta sunt. Etenim ca-<text:line-break/>siderum medicaminum applicationibus nonnunquam, solus<text:line-break/>horr<text:span text:style-name="Default_20_Paragraph_20_Font"><text:span text:style-name="T2">o</text:span></text:span>r , saepe et rigor supervenit ; quemadmodum in causis<text:line-break/>et tertianis febribus , quum flava bilis non i<text:span text:style-name="Default_20_Paragraph_20_Font"><text:span text:style-name="T2">n</text:span></text:span> valorum c<text:span text:style-name="Default_20_Paragraph_20_Font"><text:span text:style-name="T2">o</text:span></text:span>n-<text:line-break/>ceptaculis , sed per carnes m<text:span text:style-name="Default_20_Paragraph_20_Font"><text:span text:style-name="T2">o</text:span></text:span>vetur , vel quod copiosi<text:span text:style-name="Default_20_Paragraph_20_Font"><text:span text:style-name="T2">o</text:span></text:span>r lue<text:line-break/>humor in ipsis creatus sit, vel quod per ipsas a natu<text:span text:style-name="Default_20_Paragraph_20_Font"><text:span text:style-name="T2">r</text:span></text:span>a ex-<text:line-break/>purge.tur. Hae enim ipsa ratione sola ardentes sebres a ter-<text:line-break/>thuris differu<text:span text:style-name="Default_20_Paragraph_20_Font"><text:span text:style-name="T2">n</text:span></text:span>t, quod ardentes in vasis bilem habeant, ter-<text:line-break/>tia<text:span text:style-name="Default_20_Paragraph_20_Font"><text:span text:style-name="T2">n</text:span></text:span>ae extra vasa per sensilia corpora vagantem ; nam dum<text:line-break/>per ipsa rapitur, acrimonia laedens , dolorem excitat. Con-<text:line-break/>tingit igitur interea duo quaedam fieri, inclinare.nempe in<text:line-break/>c<text:span text:style-name="Default_20_Paragraph_20_Font"><text:span text:style-name="T2">o</text:span></text:span>rporis altina sanguinem, atque ideo. exteriora ejus re-<text:line-break/>frigerari; partes autem ipsus. corporis, in quibus bilis est,<text:line-break/>unamquanque ipsam a. su ad vicinam excretrice alienorumfa-</text:p>
      <text:p text:style-name="P3">cultate propellere, usque dum ex omnibus abacta , per su-<text:line-break/>dores aut vomitus aut etiam per alvum suerit excreta. Hoc<text:line-break/>autem et cruditate laborantibus, aut vitioso humore plenis,<text:line-break/>aut in selem aestivum aut balneum progressis, aut exercitatis<text:line-break/>accidit; horrore itaque statim corripiuntur , nonnulli ipsc-<text:line-break/>rum etiam rigent. oportet enim non modo causam quan-<text:line-break/>dam lu nobis esse mordacem , sed etiam vehementer agile-<text:line-break/>tam ; fi factura fit rigorem ; ac co<text:span text:style-name="Default_20_Paragraph_20_Font"><text:span text:style-name="T1">mm</text:span></text:span>une hoc utrique cau-<text:line-break/>farum generi accidit, et quae frigidae, et quae calidae fa-<text:line-break/>cultatibus existunt, nempe ut corpus dolorifice moveant.<text:line-break/>Ideoque lu quartanis febribus et tertianis rigor fimus invadit,<text:line-break/>etsi ab humoribus contrariis facultate constituuntur; frigi-<text:line-break/>dus etenim melancholicus humor, calidus autem flavae bilis.<text:line-break/>Non absolute autem abundare ipsos dixi oportere, fi aut ri-<text:line-break/>gorem aut horrorem sunt facturi, fed etiam motu vehemen-<text:line-break/>tiori per corpora sensilia serti. Quo autem tempore sanguis<text:line-break/>et cum eo etiam nimirum calor in altum corporis et. viscera</text:p>
      <text:p text:style-name="P3">resugrt, cutis partes et crurum manumnque extrema frigida<text:line-break/><text:span text:style-name="Default_20_Paragraph_20_Font"><text:span text:style-name="T4">et </text:span></text:span>exanguia redduntur, ec quod plurimum a visceribus ab-<text:line-break/>sint. Si igitur in alto calorem insitum extingui contigerit;<text:line-break/>vel suffocatum, quod foras non transpiret, vel a frigidis cau-<text:line-break/>sis evictum , animal emoritur. Sin autem lu altum quidem<text:line-break/>refugiat, causis autem laedentibus collectus resistat , in hoc<text:line-break/>veluti instrumentum efficitur facultatis alie<text:span text:style-name="Default_20_Paragraph_20_Font"><text:span text:style-name="T2">n</text:span></text:span>orum expultri-<text:line-break/>eis , quae in omni corporis parte consistit. Ipsa enim jam<text:line-break/>per fe noxia expellere nata, mullo id magis efficit caloris<text:line-break/><text:span text:style-name="Default_20_Paragraph_20_Font"><text:span text:style-name="T4">ex </text:span></text:span>alto emergentis subsidio , qui fimul ea robore lationis lu<text:line-break/>quodcunque proclive ei fuerit, elicit. Multoties igitur no-<text:line-break/>xia per cutem excutit, saepe pe<text:span text:style-name="Default_20_Paragraph_20_Font"><text:span text:style-name="T2">r</text:span></text:span> vomitus et ventrem iule-<text:line-break/>riorem. Caeterum non modo ex flava aut nigra bile rigor,<text:line-break/>fed etiam ex frigida admodum pituita fieri folet; vocat au-<text:line-break/>tam hunc hunrorem Praxagoras vitreum. Verum talis rigor<text:line-break/>neque vehemens est, etsi diebus nonnunquam plusculis dein-</text:p>
      <text:p text:style-name="P3">ceps perseverat; conquiescentibus autem et nullo modo<text:line-break/>agitatis, ipse quoque cessat; motos vero statim comitatur<text:line-break/>pro motus mensura, ob validiores et robustos motus vehe-,<text:line-break/>mentior, ob imbecilles lenior. Vili hoc symptoma mu-<text:line-break/>lieribus magis quam viris accidere , actis musieribus, quae<text:line-break/>instio maximo degebant, et balueis post cibos utebantur.<text:line-break/>Novi et adolescenti cuidam ex nostris condiscipulis in Ale-<text:line-break/>xandria accidere , quum primum illuc appulimus initio au-<text:line-break/>tumui. Ingesserat autem -hic pluribus deinceps diebus pal-<text:line-break/>mularum glandes multus teneras et recentes, et post balnea<text:line-break/>et ante haec ; erant autem plures ipsarum non exacte tua-<text:line-break/>surae. Accidit itaque ei, ut primum post exercitium et<text:line-break/>balneum a vehementi inciperet horrere, propter quem et<text:line-break/>opinatus <text:span text:style-name="Default_20_Paragraph_20_Font"><text:span text:style-name="T2">t</text:span></text:span>e febricrtatmum decubuit et vestimentis contectus<text:line-break/>conquievit. Quum autem tota nocte transacta febre careret,<text:line-break/>surrexit mane ad consueta munia reve<text:span text:style-name="Default_20_Paragraph_20_Font"><text:span text:style-name="T2">r</text:span></text:span>tens.; horrorem in-<text:line-break/>turea <text:span text:style-name="Default_20_Paragraph_20_Font"><text:span text:style-name="T2">s</text:span></text:span>entiens, iterum decubuit, quievitqne usque ad balnei</text:p>
      <text:p text:style-name="P3">horam. .Ac quum ut ad balneum accederet, rursus furre-<text:line-break/>xisset, horror vehementior invasit, eratque symptoma rigor<text:line-break/>quoque jam exiguus. Tunc igitur omni modo febricitatu-<text:line-break/>rnm <text:span text:style-name="Default_20_Paragraph_20_Font"><text:span text:style-name="T2">t</text:span></text:span>e arbitratus , multo adhuc magis in quiete sie conti<text:span text:style-name="Default_20_Paragraph_20_Font"><text:span text:style-name="T2">n</text:span></text:span>uit.<text:line-break/>Quum autem toto die nocteque insequenti experiendo de-<text:line-break/>prehenderet se ob mediocres motus hor<text:span text:style-name="Default_20_Paragraph_20_Font"><text:span text:style-name="T2">r</text:span></text:span>ere ; fi quando sar-<text:line-break/>gius moveretur, rigere; cousiIio trostio de iis, quae fieri<text:line-break/>expediebat, usus esu Ego itaque memor hujusmodi quid-<text:line-break/>dam mulieri in Afia nofitra accidisse, familiarem et metu li-<text:line-break/>hera vi, et adhortatus <text:span text:style-name="Default_20_Paragraph_20_Font"><text:span text:style-name="T2">t</text:span></text:span>um , ut cibis, potionibus et melica-<text:line-break/>mentis uteretur calefacientibus et crassitiem humorum in-<text:line-break/>cidentibus. Ille igitur hoc pacto convaluit. Postea imi-<text:line-break/>liter affectis per initia quidem dedi medicamentum ex tri-<text:line-break/>piior pipere; deinde nostium diacalamiuthes ; postea ex li-<text:line-break/>quore Cyrenaico .et castorio compofitum , quod etiam qua-<text:line-break/>ternariis ciccuitionibus est utilissimum , praesertim ubi a ri-<text:line-break/>gere vehementi algescuut. -Ne mireris autum, si apud ve-</text:p>
      <text:p text:style-name="P3">teres medicos scriptum invenias, <text:span text:style-name="Default_20_Paragraph_20_Font"><text:span text:style-name="T2">sebr</text:span></text:span>e<text:span text:style-name="Default_20_Paragraph_20_Font"><text:span text:style-name="T2">m c</text:span></text:span>o<text:span text:style-name="Default_20_Paragraph_20_Font"><text:span text:style-name="T2">mitari neeestar</text:span></text:span>m<text:line-break/><text:span text:style-name="Default_20_Paragraph_20_Font"><text:span text:style-name="T2">r</text:span></text:span>i<text:span text:style-name="Default_20_Paragraph_20_Font"><text:span text:style-name="T2">g</text:span></text:span>o<text:span text:style-name="Default_20_Paragraph_20_Font"><text:span text:style-name="T2">re</text:span></text:span>s, <text:span text:style-name="Default_20_Paragraph_20_Font"><text:span text:style-name="T2">qui sine fulgor</text:span></text:span>e <text:span text:style-name="Default_20_Paragraph_20_Font"><text:span text:style-name="T2">obveniunt extern</text:span></text:span>o, <text:span text:style-name="Default_20_Paragraph_20_Font"><text:span text:style-name="T2">ex</text:span></text:span> i<text:span text:style-name="Default_20_Paragraph_20_Font"><text:span text:style-name="T2">psa c</text:span></text:span>o<text:span text:style-name="Default_20_Paragraph_20_Font"><text:span text:style-name="T2">rporis<text:line-break/>astectione prodeuntes.;</text:span></text:span> nihil enim tale veteribus, nec tot<text:line-break/>balucis post cibum nec alta otiosa utentibus, accidebat.<text:line-break/>Hoc autem tempore ambo haec frequenti in usu habita, etiam<text:line-break/>rigorem hunc ; qui <text:span text:style-name="Default_20_Paragraph_20_Font"><text:span text:style-name="T2">quod excalefieri nequeat</text:span></text:span> anecthermantos<text:line-break/>appellatur, excita<text:span text:style-name="Default_20_Paragraph_20_Font"><text:span text:style-name="T2">n</text:span></text:span>t, novum quoddam et peregrinum fym-<text:line-break/>ptoma, propter victus novitatis rati<text:span text:style-name="Default_20_Paragraph_20_Font"><text:span text:style-name="T2">o</text:span></text:span>nem; omnibusque ita<text:line-break/>affectis vel tensionis vel gravitatis sensus in dextro hypo-<text:line-break/>chondrio oritur, ubi jecur situm est, venis nimirum ipsius<text:line-break/>crassitie humorum obstructis. Quemadmodum autem gras<text:line-break/>vitatis et tensionis in viscere sensum affecti habent, ita et<text:line-break/>rigorem percipiunt , ab eo , qui quartanis et tertianis acri-.<text:line-break/>dit, diversum. Nam in quartanis talem sibi rigorem fieri<text:line-break/>affirmant, qualem qumu pev frigus validum iter faciunt; in<text:line-break/>tertianis item et causis febribus, tanquam ab aciculis acu-<text:line-break/>tis et tenuibus in carnibus lancinantur punganturque, saepe</text:p>
      <text:p text:style-name="P3">sentiunt. Ego itaque et ipfe quartanarum rigorem non ex-<text:line-break/>portus sum, alterum autem expertus, ut qui in Iuventute<text:line-break/>quater tertiana febre laboraverim, cau<text:span text:style-name="Default_20_Paragraph_20_Font"><text:span text:style-name="T2">t</text:span></text:span>o autem semel; quare<text:line-break/>de dicta rigoris. qualitate. lu hujusmodi affectibus testium-<text:line-break/>aium ferre p<text:span text:style-name="Default_20_Paragraph_20_Font"><text:span text:style-name="T2">ossum. </text:span></text:span>Qui autem quartanarum rig<text:span text:style-name="Default_20_Paragraph_20_Font"><text:span text:style-name="T2">o</text:span></text:span>rem ex-<text:line-break/>perti sunt,. ad ossa usque pertinere dictitant, ubisitvehe-<text:line-break/>meus , finalem rigoribus , qui ex ambiente nos aere aduro-<text:line-break/>dum frigido nafcuntur. Verum hoc quoque tertianis causis-<text:line-break/>que. febribus. adjicere possumus, quodquartanis non inest.<text:line-break/>Etenim plurimi sitiunt, et calorem per imas partes in ipsi,<text:line-break/>rigoris tempore sentiunt, quorum neutrum in quartana fe-<text:line-break/>bre rigentibus accidit.</text:p>
      <text:h text:style-name="Heading_20_2" text:outline-level="2">Cap. VIII. - </text:h>
      <text:p text:style-name="P8">Quoniam vero et de rigore abunde dis<text:line-break/>ctum est, reliquum fuerit etiam de convulsione adhuc disse-<text:line-break/>rere. Erit autem neque longus neque obscurus ferme. li<text:line-break/>quis eorum, quae hactenus recensui , - memor fuerit. Iuri-<text:line-break/>piam autem etiam nunc a repetitione eorum , quae in libris<text:line-break/>de mulculorunr motu demonstrari. . Quum enim omnes ar-</text:p>
      <text:p text:style-name="P3">bitrarii m<text:span text:style-name="Default_20_Paragraph_20_Font"><text:span text:style-name="T2">o</text:span></text:span>tus musculis obeuntur, quando ad fua ipsorum<text:line-break/>capita contracti, unamquamque partem, cui inseruntur, simul<text:line-break/>attraxerint; si assectus aliquis lu tensionem ipsus ducens<text:line-break/>acciderit, hunc motus sequitur , similis quidem naturali, sed<text:line-break/>citra voluntatem, ac vocatur affectus convulsio. Quod<text:line-break/>enim musculus et tendatur et convellatur ad suum princi-<text:line-break/>pium, sicut et quod illa corporis pars cui inseritur, cum<text:line-break/>ipso simul attrahatur, commune id et sanis et convallis exi-<text:line-break/>siit; quod autem invito hoc accidat, praeter naturam asse-.<text:line-break/>ctis, non fanis. Si igitur a quot causis nervosa corpora<text:line-break/>tendantur , invenerimus , finem sane et lue jam sermo nobis<text:line-break/>accipiet. Atqui nihil est eorum fere, quae extra corpus<text:line-break/>sunt, chordis nervosius, quas quotidie et lu lyris et in<text:line-break/>citharis ah artificibus intendi quidem videmus , ubi insim,<text:line-break/>mentis usuri sunt; remitti autem, quunr cessa<text:span text:style-name="Default_20_Paragraph_20_Font"><text:span text:style-name="T2">n</text:span></text:span>tes ea repo-<text:line-break/>nunti At rumpuntur lu immoderatioribus aeris tempera-</text:p>
      <text:p text:style-name="P3">mentis, in humidis sane et austrinis commadesactae.; in sic-..<text:line-break/>eis .autem et. aquiloniis vehementer ficcescentes. Propter.<text:line-break/>hoc igitur remittunt ipsas quum seponunt, praesertim ubi.<text:line-break/>ambiens fuerit qualis dictus est ; rumpuntur enim utroque<text:line-break/>modo tensae. Cousiderato mihi et nervos et tendones in<text:line-break/>animalium corporibus vel distentus a superflua humiditate,-<text:line-break/>vel ficcescentes a causis siccantibus , in tantam perduci ten-,<text:line-break/>sionem, in qua sanis motus fiebat arbitrarius. Cousiderato<text:line-break/>item fieri posse, ut pars quaedam corporis, quae. aut lusiam-<text:line-break/>marione, aut alia quadam causa valde fit affecta, nervos<text:line-break/>continuos secum attrahat convellatque. Etenim quum has<text:line-break/>omnes affectiones mente conceperis, ob quas convulsio oria-<text:line-break/>tur, invenies. Siquidem hrflammationes uervofarum par-<text:line-break/>tium , ac praesertim quum in nervorum principio aut etiam<text:line-break/>prope ap<text:span text:style-name="Default_20_Paragraph_20_Font"><text:span text:style-name="T2">t</text:span></text:span>um generantur, nervos continuos attrahentes teu-<text:line-break/>dunt,. quemadmodum artifices extrinsecus chordas.. Si au-<text:line-break/>tem nervosa corpora ab humorum copia madefacta tendan-</text:p>
      <text:p text:style-name="P3">tur, similis interea assectus oritur, atque chordis, quae<text:line-break/>propter ambientis humiditatem vehementius intenduntur.<text:line-break/>Contra in malignis febribus ardentibus et valida phreuitide<text:line-break/>fieri apparet; ut enim lora prope ignem siccescenti<text:span text:style-name="Default_20_Paragraph_20_Font"><text:span text:style-name="T2">s</text:span></text:span> con-<text:line-break/>trahuntur tenduuturque , eodem modo convulsiones fiunt<text:line-break/>ob nimiam morborum .siccitatem , quae nervosum genus ad-<text:line-break/>modum arefacit. In ardentibus igitur febribus id ex sola<text:line-break/>siccitate evenit Phrenitides autem et ex principii nervo-<text:line-break/>rum inflammatione symptoma comitatur. Nosti vero jam<text:line-break/>hunc affectum, primum .quidem emprosthotonon esse et dici,<text:line-break/>alterum opisthotonon, tertium f etanon , omnes habere pro<text:line-break/>consesso. Quum sa<text:span text:style-name="Default_20_Paragraph_20_Font"><text:span text:style-name="T2">n</text:span></text:span>e in anteriora corporis partes tenduntur,<text:line-break/>emprosthotonon; quum in posteriora , opisthoto<text:span text:style-name="Default_20_Paragraph_20_Font"><text:span text:style-name="T2">n</text:span></text:span>on; quum<text:line-break/>denique ad utrasque partes aequali tenore , tetanon. Atque<text:line-break/>ex siccitate convulsiones nunquam sanaveris ; quippe ita af-<text:line-break/>secti protinus emoriuntur, ne cogitandi quidem remedii<text:line-break/>tempus permitrentes; quae autem ex copia, aut inflamma-</text:p>
      <text:p text:style-name="P3">tione fiunt convulsiones , his medeberis , copiam sane eva-<text:line-break/>cuans; inflammati<text:span text:style-name="Default_20_Paragraph_20_Font"><text:span text:style-name="T2">o</text:span></text:span>nem vero propriis ipsius remediis per-<text:line-break/>sanans , quae in medendi methodi libris didicist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21:00Z</meta:creation-date>
    <dc:date>2023-01-12T09:24:07.505000000</dc:date>
    <meta:editing-cycles>3</meta:editing-cycles>
    <meta:editing-duration>PT2M9S</meta:editing-duration>
    <meta:document-statistic meta:table-count="0" meta:image-count="0" meta:object-count="0" meta:page-count="59" meta:paragraph-count="79" meta:word-count="8732" meta:character-count="59106" meta:non-whitespace-character-count="50446"/>
    <meta:template xlink:type="simple" xlink:actuate="onRequest" xlink:title="" xlink:href="Normal.dotm"/>
  </office:meta>
</office:document-meta>
</file>